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Fußzeile">
      <style:paragraph-properties fo:text-align="end" style:justify-single-word="false"/>
    </style:style>
    <style:style style:name="P2" style:family="paragraph" style:parent-style-name="Standard">
      <style:paragraph-properties>
        <style:tab-stops>
          <style:tab-stop style:position="1.249cm"/>
          <style:tab-stop style:position="2.498cm"/>
          <style:tab-stop style:position="3.747cm"/>
          <style:tab-stop style:position="4.995cm"/>
          <style:tab-stop style:position="6.244cm"/>
          <style:tab-stop style:position="8.001cm" style:type="center"/>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style:font-name="FreeSans" fo:font-size="11pt" fo:language="en" fo:country="US"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FreeSans" fo:font-size="11pt" fo:language="en" fo:country="US" fo:font-weight="bold" style:font-size-asian="11pt" style:font-weight-asian="bold" style:font-size-complex="11pt"/>
    </style:style>
    <style:style style:name="P6" style:family="paragraph" style:parent-style-name="Standard">
      <style:paragraph-properties fo:text-align="justify" style:justify-single-word="false"/>
      <style:text-properties style:font-name="FreeSans" fo:font-size="11pt" fo:language="en" fo:country="US" fo:font-weight="bold" fo:background-color="#ffff00" style:font-size-asian="11pt" style:font-weight-asian="bold" style:font-size-complex="11pt"/>
    </style:style>
    <style:style style:name="P7" style:family="paragraph" style:parent-style-name="Standard">
      <style:text-properties style:font-name="FreeSans" fo:font-size="11pt" fo:language="en" fo:country="US" style:font-size-asian="11pt" style:font-size-complex="11pt"/>
    </style:style>
    <style:style style:name="P8" style:family="paragraph" style:parent-style-name="Standard">
      <style:paragraph-properties fo:text-align="justify" style:justify-single-word="false"/>
      <style:text-properties style:font-name="FreeSans" fo:font-size="11pt" fo:language="en" fo:country="US" style:font-size-asian="11pt" style:font-size-complex="11pt"/>
    </style:style>
    <style:style style:name="P9" style:family="paragraph" style:parent-style-name="Standard">
      <style:text-properties style:font-name="FreeSans" fo:font-size="11pt" fo:language="en" fo:country="US" fo:font-style="italic" style:font-size-asian="11pt" style:font-style-asian="italic" style:font-size-complex="11pt"/>
    </style:style>
    <style:style style:name="P10" style:family="paragraph" style:parent-style-name="Standard">
      <style:paragraph-properties>
        <style:tab-stops>
          <style:tab-stop style:position="1.249cm"/>
          <style:tab-stop style:position="2.498cm"/>
          <style:tab-stop style:position="3.747cm"/>
          <style:tab-stop style:position="4.995cm"/>
          <style:tab-stop style:position="6.244cm"/>
          <style:tab-stop style:position="8.001cm" style:type="center"/>
        </style:tab-stops>
      </style:paragraph-properties>
      <style:text-properties style:font-name="FreeSans" fo:font-size="11pt" fo:language="en" fo:country="US" fo:font-style="italic" style:font-size-asian="11pt" style:font-style-asian="italic" style:font-size-complex="11pt"/>
    </style:style>
    <style:style style:name="P11" style:family="paragraph" style:parent-style-name="Standard">
      <style:text-properties style:font-name="FreeSans" fo:font-size="11pt" style:font-size-asian="11pt" style:font-size-complex="11pt"/>
    </style:style>
    <style:style style:name="P12" style:family="paragraph" style:parent-style-name="Standard">
      <style:paragraph-properties fo:text-align="justify" style:justify-single-word="false"/>
      <style:text-properties style:font-name="FreeSans" fo:font-size="11pt" style:font-size-asian="11pt" style:font-size-complex="11pt"/>
    </style:style>
    <style:style style:name="P13" style:family="paragraph" style:parent-style-name="Standard">
      <style:paragraph-properties fo:text-align="justify" style:justify-single-word="false"/>
      <style:text-properties style:font-name="FreeSans" fo:font-size="11pt" fo:font-weight="bold" style:font-size-asian="11pt" style:font-weight-asian="bold" style:font-size-complex="11pt"/>
    </style:style>
    <style:style style:name="P14" style:family="paragraph" style:parent-style-name="Standard">
      <style:text-properties fo:color="#0070c0" style:font-name="FreeSans" fo:font-size="11pt" fo:language="en" fo:country="US" style:font-size-asian="11pt" style:font-size-complex="11pt"/>
    </style:style>
    <style:style style:name="P15" style:family="paragraph" style:parent-style-name="Standard">
      <style:paragraph-properties fo:text-align="justify" style:justify-single-word="false"/>
      <style:text-properties fo:color="#0070c0" style:font-name="FreeSans" fo:font-size="11pt" fo:language="en" fo:country="US" style:font-size-asian="11pt" style:font-size-complex="11pt"/>
    </style:style>
    <style:style style:name="P16" style:family="paragraph" style:parent-style-name="Standard">
      <style:text-properties fo:color="#ff0000" style:font-name="FreeSans" fo:font-size="11pt" fo:language="en" fo:country="US" style:font-size-asian="11pt" style:font-size-complex="11pt"/>
    </style:style>
    <style:style style:name="P17" style:family="paragraph" style:parent-style-name="Standard">
      <style:paragraph-properties fo:text-align="justify" style:justify-single-word="false"/>
      <style:text-properties fo:color="#ff0000" style:font-name="FreeSans" fo:font-size="11pt" fo:language="en" fo:country="US" style:font-size-asian="11pt" style:font-size-complex="11pt"/>
    </style:style>
    <style:style style:name="P18" style:family="paragraph" style:parent-style-name="Standard">
      <style:paragraph-properties fo:text-align="justify" style:justify-single-word="false"/>
      <style:text-properties fo:color="#ff0000" style:font-name="FreeSans" fo:font-size="11pt" style:font-size-asian="11pt" style:font-size-complex="11pt"/>
    </style:style>
    <style:style style:name="P19" style:family="paragraph" style:parent-style-name="Standard">
      <style:text-properties style:font-name="FreeMono" fo:font-size="11pt" fo:language="en" fo:country="US" fo:font-weight="bold" style:font-size-asian="11pt" style:font-weight-asian="bold" style:font-size-complex="11pt" style:font-weight-complex="bold"/>
    </style:style>
    <style:style style:name="P20" style:family="paragraph" style:parent-style-name="Standard">
      <style:paragraph-properties fo:margin-left="1.249cm" fo:margin-right="0cm" fo:text-indent="1.249cm" style:auto-text-indent="false">
        <style:tab-stops/>
      </style:paragraph-properties>
    </style:style>
    <style:style style:name="P21" style:family="paragraph" style:parent-style-name="Standard">
      <style:paragraph-properties fo:margin-left="1.249cm" fo:margin-right="0cm" fo:text-align="justify" style:justify-single-word="false" fo:text-indent="1.249cm" style:auto-text-indent="false">
        <style:tab-stops/>
      </style:paragraph-properties>
      <style:text-properties style:font-name="FreeSans" fo:font-size="11pt" fo:language="en" fo:country="US" style:font-size-asian="11pt" style:font-size-complex="11pt"/>
    </style:style>
    <style:style style:name="P22" style:family="paragraph" style:parent-style-name="Standard">
      <style:paragraph-properties fo:margin-left="2.498cm" fo:margin-right="0cm" fo:text-indent="0cm" style:auto-text-indent="false">
        <style:tab-stops/>
      </style:paragraph-properties>
    </style:style>
    <style:style style:name="P23" style:family="paragraph" style:parent-style-name="Standard">
      <style:paragraph-properties fo:margin-left="2.498cm" fo:margin-right="0cm" fo:text-indent="0cm" style:auto-text-indent="false">
        <style:tab-stops/>
      </style:paragraph-properties>
      <style:text-properties style:font-name="FreeSans" fo:font-size="11pt" fo:language="en" fo:country="US" style:font-size-asian="11pt" style:font-size-complex="11pt"/>
    </style:style>
    <style:style style:name="P24" style:family="paragraph" style:parent-style-name="Standard">
      <style:paragraph-properties fo:margin-left="4.995cm" fo:margin-right="0cm" fo:text-indent="-3.747cm" style:auto-text-indent="false">
        <style:tab-stops/>
      </style:paragraph-properties>
    </style:style>
    <style:style style:name="P25" style:family="paragraph" style:parent-style-name="Standard">
      <style:paragraph-properties fo:margin-left="4.995cm" fo:margin-right="0cm" fo:text-indent="-3.747cm" style:auto-text-indent="false">
        <style:tab-stops/>
      </style:paragraph-properties>
      <style:text-properties style:font-name="FreeSans" fo:font-size="11pt" fo:language="en" fo:country="US" style:font-size-asian="11pt" style:font-size-complex="11pt"/>
    </style:style>
    <style:style style:name="P26" style:family="paragraph" style:parent-style-name="Standard">
      <style:paragraph-properties fo:margin-left="0cm" fo:margin-right="0cm" fo:text-indent="1.249cm" style:auto-text-indent="false"/>
    </style:style>
    <style:style style:name="P27" style:family="paragraph" style:parent-style-name="Standard">
      <style:paragraph-properties fo:margin-left="0cm" fo:margin-right="0cm" fo:text-indent="1.249cm" style:auto-text-indent="false"/>
      <style:text-properties style:font-name="FreeSans" fo:font-size="11pt" fo:language="en" fo:country="US" style:font-size-asian="11pt" style:font-size-complex="11pt"/>
    </style:style>
    <style:style style:name="P28" style:family="paragraph" style:parent-style-name="Standard">
      <style:paragraph-properties fo:margin-left="0cm" fo:margin-right="0cm" fo:text-align="justify" style:justify-single-word="false" fo:text-indent="1.249cm" style:auto-text-indent="false"/>
      <style:text-properties style:font-name="FreeSans" fo:font-size="11pt" fo:language="en" fo:country="US" style:font-size-asian="11pt" style:font-size-complex="11pt"/>
    </style:style>
    <style:style style:name="P29" style:family="paragraph" style:parent-style-name="Standard">
      <style:paragraph-properties fo:margin-left="0cm" fo:margin-right="0cm" fo:text-indent="1.249cm" style:auto-text-indent="false"/>
      <style:text-properties style:font-name="FreeSans" fo:font-size="11pt" fo:language="en" fo:country="US" fo:font-weight="bold" style:font-size-asian="11pt" style:font-weight-asian="bold" style:font-size-complex="11pt"/>
    </style:style>
    <style:style style:name="P30" style:family="paragraph" style:parent-style-name="Standard">
      <style:paragraph-properties fo:margin-left="0cm" fo:margin-right="0cm" fo:text-align="justify" style:justify-single-word="false" fo:text-indent="1.249cm" style:auto-text-indent="false"/>
      <style:text-properties style:font-name="FreeSans" fo:font-size="11pt" fo:language="en" fo:country="US" fo:font-weight="bold" style:font-size-asian="11pt" style:font-weight-asian="bold" style:font-size-complex="11pt"/>
    </style:style>
    <style:style style:name="P31" style:family="paragraph" style:parent-style-name="Standard">
      <style:paragraph-properties fo:margin-left="0cm" fo:margin-right="0cm" fo:text-indent="1.249cm" style:auto-text-indent="false"/>
      <style:text-properties fo:color="#0070c0" style:font-name="FreeSans" fo:font-size="11pt" fo:language="en" fo:country="US" style:font-size-asian="11pt" style:font-size-complex="11pt"/>
    </style:style>
    <style:style style:name="P32" style:family="paragraph" style:parent-style-name="Standard">
      <style:paragraph-properties fo:margin-left="1.249cm" fo:margin-right="0cm" fo:text-indent="0cm" style:auto-text-indent="false">
        <style:tab-stops/>
      </style:paragraph-properties>
    </style:style>
    <style:style style:name="P33" style:family="paragraph" style:parent-style-name="Standard">
      <style:paragraph-properties fo:margin-left="1.249cm" fo:margin-right="0cm" fo:text-align="justify" style:justify-single-word="false" fo:text-indent="0cm" style:auto-text-indent="false">
        <style:tab-stops/>
      </style:paragraph-properties>
    </style:style>
    <style:style style:name="P34" style:family="paragraph" style:parent-style-name="Standard">
      <style:paragraph-properties fo:margin-left="1.249cm" fo:margin-right="0cm" fo:text-indent="0cm" style:auto-text-indent="false">
        <style:tab-stops/>
      </style:paragraph-properties>
      <style:text-properties style:font-name="FreeSans" fo:font-size="11pt" fo:language="en" fo:country="US" fo:font-style="italic" style:font-size-asian="11pt" style:font-style-asian="italic" style:font-size-complex="11pt"/>
    </style:style>
    <style:style style:name="P35" style:family="paragraph" style:parent-style-name="Standard">
      <style:paragraph-properties fo:margin-left="1.249cm" fo:margin-right="0cm" fo:text-indent="0cm" style:auto-text-indent="false">
        <style:tab-stops/>
      </style:paragraph-properties>
      <style:text-properties style:font-name="FreeSans" fo:font-size="11pt" fo:language="en" fo:country="US" style:font-size-asian="11pt" style:font-size-complex="11pt"/>
    </style:style>
    <style:style style:name="P36" style:family="paragraph" style:parent-style-name="Standard">
      <style:paragraph-properties fo:margin-left="1.249cm" fo:margin-right="0cm" fo:text-align="justify" style:justify-single-word="false" fo:text-indent="0cm" style:auto-text-indent="false">
        <style:tab-stops/>
      </style:paragraph-properties>
      <style:text-properties style:font-name="FreeSans" fo:font-size="11pt" fo:language="en" fo:country="US" style:font-size-asian="11pt" style:font-size-complex="11pt"/>
    </style:style>
    <style:style style:name="P37" style:family="paragraph" style:parent-style-name="Standard">
      <style:paragraph-properties fo:margin-left="1.249cm" fo:margin-right="0cm" fo:text-indent="0cm" style:auto-text-indent="false">
        <style:tab-stops/>
      </style:paragraph-properties>
      <style:text-properties style:font-name="FreeSans" fo:font-size="11pt" fo:language="en" fo:country="US" fo:font-weight="bold" style:font-size-asian="11pt" style:font-weight-asian="bold" style:font-size-complex="11pt"/>
    </style:style>
    <style:style style:name="P38" style:family="paragraph" style:parent-style-name="Standard">
      <style:paragraph-properties fo:margin-left="1.249cm" fo:margin-right="0cm" fo:text-indent="0cm" style:auto-text-indent="false">
        <style:tab-stops/>
      </style:paragraph-properties>
      <style:text-properties fo:color="#ff0000" style:font-name="FreeSans" fo:font-size="11pt" fo:language="en" fo:country="US" fo:font-style="italic" style:font-size-asian="11pt" style:font-style-asian="italic" style:font-size-complex="11pt"/>
    </style:style>
    <style:style style:name="P39" style:family="paragraph" style:parent-style-name="Standard">
      <style:paragraph-properties fo:margin-left="1.249cm" fo:margin-right="0cm" fo:text-indent="0cm" style:auto-text-indent="false">
        <style:tab-stops/>
      </style:paragraph-properties>
      <style:text-properties fo:color="#ff0000" style:font-name="FreeSans" fo:font-size="11pt" fo:language="en" fo:country="US" style:font-size-asian="11pt" style:font-size-complex="11pt"/>
    </style:style>
    <style:style style:name="P40" style:family="paragraph" style:parent-style-name="Standard">
      <style:paragraph-properties fo:margin-left="1.249cm" fo:margin-right="0cm" fo:text-align="justify" style:justify-single-word="false" fo:text-indent="0cm" style:auto-text-indent="false">
        <style:tab-stops/>
      </style:paragraph-properties>
      <style:text-properties fo:color="#ff0000" style:font-name="FreeSans" fo:font-size="11pt" fo:language="en" fo:country="US" style:font-size-asian="11pt" style:font-size-complex="11pt"/>
    </style:style>
    <style:style style:name="P41" style:family="paragraph" style:parent-style-name="Standard">
      <style:paragraph-properties fo:margin-left="1.249cm" fo:margin-right="0cm" fo:text-indent="0cm" style:auto-text-indent="false">
        <style:tab-stops/>
      </style:paragraph-properties>
      <style:text-properties fo:color="#00b050" style:font-name="FreeSans" fo:font-size="11pt" fo:language="en" fo:country="US" style:font-size-asian="11pt" style:font-size-complex="11pt"/>
    </style:style>
    <style:style style:name="P42" style:family="paragraph" style:parent-style-name="Standard">
      <style:paragraph-properties fo:margin-left="1.249cm" fo:margin-right="0cm" fo:text-indent="0cm" style:auto-text-indent="false">
        <style:tab-stops/>
      </style:paragraph-properties>
      <style:text-properties fo:color="#0070c0" style:font-name="FreeSans" fo:font-size="11pt" fo:language="en" fo:country="US" style:font-size-asian="11pt" style:font-size-complex="11pt"/>
    </style:style>
    <style:style style:name="P43" style:family="paragraph" style:parent-style-name="Listenabsatz">
      <style:paragraph-properties fo:margin-left="1.249cm" fo:margin-right="0cm" fo:text-align="justify" style:justify-single-word="false" fo:text-indent="0cm" style:auto-text-indent="false">
        <style:tab-stops/>
      </style:paragraph-properties>
    </style:style>
    <style:style style:name="P44" style:family="paragraph" style:parent-style-name="Listenabsatz">
      <style:paragraph-properties fo:margin-left="1.249cm" fo:margin-right="0cm" fo:text-align="justify" style:justify-single-word="false" fo:text-indent="0cm" style:auto-text-indent="false">
        <style:tab-stops/>
      </style:paragraph-properties>
      <style:text-properties style:font-name="FreeSans" fo:font-size="11pt" style:font-size-asian="11pt" style:font-size-complex="11pt"/>
    </style:style>
    <style:style style:name="P45" style:family="paragraph" style:parent-style-name="Listenabsatz">
      <style:paragraph-properties fo:margin-left="1.249cm" fo:margin-right="0cm" fo:text-indent="0cm" style:auto-text-indent="false">
        <style:tab-stops/>
      </style:paragraph-properties>
      <style:text-properties style:font-name="FreeSans" fo:font-size="11pt" fo:language="en" fo:country="US" style:font-size-asian="11pt" style:font-size-complex="11pt"/>
    </style:style>
    <style:style style:name="P46" style:family="paragraph" style:parent-style-name="Standard">
      <style:paragraph-properties fo:margin-left="1.244cm" fo:margin-right="0cm" fo:text-align="justify" style:justify-single-word="false" fo:text-indent="0cm" style:auto-text-indent="false">
        <style:tab-stops/>
      </style:paragraph-properties>
    </style:style>
    <style:style style:name="P47" style:family="paragraph" style:parent-style-name="Standard">
      <style:paragraph-properties fo:margin-left="1.244cm" fo:margin-right="0cm" fo:text-align="justify" style:justify-single-word="false" fo:text-indent="0cm" style:auto-text-indent="false">
        <style:tab-stops/>
      </style:paragraph-properties>
      <style:text-properties style:font-name="FreeSans" fo:font-size="11pt" fo:language="en" fo:country="US" style:font-size-asian="11pt" style:font-size-complex="11pt"/>
    </style:style>
    <style:style style:name="P48" style:family="paragraph" style:parent-style-name="Listenabsatz">
      <style:paragraph-properties fo:margin-left="1.244cm" fo:margin-right="0cm" fo:text-align="justify" style:justify-single-word="false" fo:text-indent="0cm" style:auto-text-indent="false">
        <style:tab-stops/>
      </style:paragraph-properties>
      <style:text-properties style:font-name="FreeSans" fo:font-size="11pt" fo:language="en" fo:country="US" style:font-size-asian="11pt" style:font-size-complex="11pt"/>
    </style:style>
    <style:style style:name="P49" style:family="paragraph" style:parent-style-name="Listenabsatz">
      <style:paragraph-properties fo:margin-left="1.244cm" fo:margin-right="0cm" fo:text-align="justify" style:justify-single-word="false" fo:text-indent="0cm" style:auto-text-indent="false">
        <style:tab-stops/>
      </style:paragraph-properties>
      <style:text-properties style:font-name="FreeSans" fo:font-size="11pt" fo:language="en" fo:country="US" fo:background-color="#ffff00" style:font-size-asian="11pt" style:font-size-complex="11pt"/>
    </style:style>
    <style:style style:name="P50" style:family="paragraph" style:parent-style-name="Standard">
      <style:paragraph-properties fo:margin-left="6.244cm" fo:margin-right="0cm" fo:text-indent="-4.995cm" style:auto-text-indent="false">
        <style:tab-stops/>
      </style:paragraph-properties>
      <style:text-properties style:font-name="FreeSans" fo:font-size="11pt" fo:language="en" fo:country="US" style:font-size-asian="11pt" style:font-size-complex="11pt"/>
    </style:style>
    <style:style style:name="P51" style:family="paragraph" style:parent-style-name="Standard">
      <style:paragraph-properties fo:margin-left="4.995cm" fo:margin-right="0cm" fo:text-indent="-4.995cm" style:auto-text-indent="false">
        <style:tab-stops/>
      </style:paragraph-properties>
      <style:text-properties style:font-name="FreeSans" fo:font-size="11pt" fo:language="en" fo:country="US" style:font-size-asian="11pt" style:font-size-complex="11pt"/>
    </style:style>
    <style:style style:name="P52" style:family="paragraph" style:parent-style-name="Standard">
      <style:paragraph-properties fo:margin-left="4.995cm" fo:margin-right="0cm" fo:text-indent="-4.995cm" style:auto-text-indent="false">
        <style:tab-stops/>
      </style:paragraph-properties>
      <style:text-properties style:font-name="FreeSans" fo:font-size="11pt" fo:language="en" fo:country="US" fo:font-style="italic" style:font-size-asian="11pt" style:font-style-asian="italic" style:font-size-complex="11pt"/>
    </style:style>
    <style:style style:name="P53" style:family="paragraph" style:parent-style-name="Standard">
      <style:paragraph-properties fo:margin-left="3.747cm" fo:margin-right="0cm" fo:text-indent="-1.249cm" style:auto-text-indent="false">
        <style:tab-stops/>
      </style:paragraph-properties>
      <style:text-properties style:font-name="FreeSans" fo:font-size="11pt" fo:language="en" fo:country="US" fo:font-style="italic" style:font-size-asian="11pt" style:font-style-asian="italic" style:font-size-complex="11pt"/>
    </style:style>
    <style:style style:name="P54" style:family="paragraph" style:parent-style-name="Standard">
      <style:paragraph-properties fo:margin-left="0.635cm" fo:margin-right="0cm" fo:text-align="justify" style:justify-single-word="false" fo:text-indent="0cm" style:auto-text-indent="false">
        <style:tab-stops/>
      </style:paragraph-properties>
      <style:text-properties style:font-name="FreeSans" fo:font-size="11pt" fo:language="en" fo:country="US" style:font-size-asian="11pt" style:font-size-complex="11pt"/>
    </style:style>
    <style:style style:name="P55" style:family="paragraph" style:parent-style-name="Listenabsatz">
      <style:paragraph-properties fo:margin-left="0.635cm" fo:margin-right="0cm" fo:text-align="justify" style:justify-single-word="false" fo:text-indent="0cm" style:auto-text-indent="false">
        <style:tab-stops/>
      </style:paragraph-properties>
      <style:text-properties style:font-name="FreeSans" fo:font-size="11pt" fo:language="en" fo:country="US" fo:background-color="#ffff00" style:font-size-asian="11pt" style:font-size-complex="11pt"/>
    </style:style>
    <style:style style:name="P56" style:family="paragraph" style:parent-style-name="Standard">
      <style:paragraph-properties fo:margin-left="0cm" fo:margin-right="0cm" fo:text-indent="0cm" style:auto-text-indent="false">
        <style:tab-stops/>
      </style:paragraph-properties>
    </style:style>
    <style:style style:name="P57" style:family="paragraph" style:parent-style-name="Listenabsatz">
      <style:paragraph-properties fo:margin-left="0cm" fo:margin-right="0cm" fo:text-indent="0cm" style:auto-text-indent="false"/>
      <style:text-properties style:font-name="FreeSans" fo:font-size="11pt" fo:language="en" fo:country="US" style:font-size-asian="11pt" style:font-size-complex="11pt"/>
    </style:style>
    <style:style style:name="P58" style:family="paragraph" style:parent-style-name="Listenabsatz">
      <style:text-properties style:font-name="FreeSans" fo:font-size="11pt" fo:language="en" fo:country="US" style:font-size-asian="11pt" style:font-size-complex="11pt"/>
    </style:style>
    <style:style style:name="P59" style:family="paragraph" style:parent-style-name="Listenabsatz">
      <style:paragraph-properties fo:text-align="justify" style:justify-single-word="false"/>
      <style:text-properties style:font-name="FreeSans" fo:font-size="11pt" fo:language="en" fo:country="US" style:font-size-asian="11pt" style:font-size-complex="11pt"/>
    </style:style>
    <style:style style:name="P60" style:family="paragraph" style:parent-style-name="Listenabsatz">
      <style:paragraph-properties fo:margin-left="3.122cm" fo:margin-right="0cm" fo:text-indent="0cm" style:auto-text-indent="false">
        <style:tab-stops/>
      </style:paragraph-properties>
      <style:text-properties style:font-name="FreeSans" fo:font-size="11pt" fo:language="en" fo:country="US" style:font-size-asian="11pt" style:font-size-complex="11pt"/>
    </style:style>
    <style:style style:name="P61" style:family="paragraph" style:parent-style-name="Verzeichnis_20_1">
      <style:paragraph-properties>
        <style:tab-stops>
          <style:tab-stop style:position="17.403cm" style:type="right" style:leader-style="dotted" style:leader-text="."/>
        </style:tab-stops>
      </style:paragraph-properties>
    </style:style>
    <style:style style:name="P62" style:family="paragraph" style:parent-style-name="Verzeichnis_20_2">
      <style:paragraph-properties>
        <style:tab-stops>
          <style:tab-stop style:position="0cm" style:type="right" style:leader-style="dotted" style:leader-text="."/>
          <style:tab-stop style:position="14.6cm" style:type="right" style:leader-style="dotted" style:leader-text="."/>
        </style:tab-stops>
      </style:paragraph-properties>
      <style:text-properties style:font-name="FreeSans" fo:font-size="11pt" style:font-size-asian="11pt" style:font-size-complex="11pt"/>
    </style:style>
    <style:style style:name="P63" style:family="paragraph" style:parent-style-name="Verzeichnis_20_2">
      <style:paragraph-properties>
        <style:tab-stops>
          <style:tab-stop style:position="17.403cm" style:type="right" style:leader-style="dotted" style:leader-text="."/>
        </style:tab-stops>
      </style:paragraph-properties>
    </style:style>
    <style:style style:name="P64" style:family="paragraph" style:parent-style-name="Standard" style:master-page-name="MP0">
      <style:paragraph-properties fo:text-align="center" style:justify-single-word="false" style:page-number="auto" fo:break-before="page"/>
    </style:style>
    <style:style style:name="P65" style:family="paragraph" style:parent-style-name="Standard">
      <style:text-properties style:font-name="FreeSans" fo:font-size="11pt" style:font-size-asian="11pt" style:font-size-complex="11pt"/>
    </style:style>
    <style:style style:name="P66" style:family="paragraph" style:parent-style-name="Überschrift_20_2" style:list-style-name="">
      <style:text-properties style:font-name="FreeSans" fo:font-size="11pt" fo:language="en" fo:country="US" style:font-size-asian="11pt" style:font-size-complex="11pt"/>
    </style:style>
    <style:style style:name="P67" style:family="paragraph" style:parent-style-name="Überschrift_20_1">
      <style:text-properties style:font-name="FreeSans" fo:font-size="11pt" style:font-size-asian="11pt" style:font-size-complex="11pt"/>
    </style:style>
    <style:style style:name="P68" style:family="paragraph" style:parent-style-name="Gliederung_20_mit_20_Nummerierung" style:list-style-name="">
      <style:paragraph-properties fo:margin-left="0.63cm" fo:margin-right="0cm" fo:text-indent="-0.63cm" style:auto-text-indent="false">
        <style:tab-stops/>
      </style:paragraph-properties>
      <style:text-properties style:font-name="FreeMono" fo:font-size="11pt" fo:language="en" fo:country="US" fo:font-weight="bold" style:font-size-asian="11pt" style:font-weight-asian="bold" style:font-size-complex="11pt" style:font-weight-complex="bold"/>
    </style:style>
    <style:style style:name="P69" style:family="paragraph" style:parent-style-name="Listenabsatz" style:list-style-name="L1">
      <style:text-properties style:font-name="FreeSans" fo:font-size="11pt" fo:language="en" fo:country="US" style:font-size-asian="11pt" style:font-size-complex="11pt"/>
    </style:style>
    <style:style style:name="P70" style:family="paragraph" style:parent-style-name="Listenabsatz" style:list-style-name="L2">
      <style:text-properties style:font-name="FreeSans" fo:font-size="11pt" fo:language="en" fo:country="US" style:font-size-asian="11pt" style:font-size-complex="11pt"/>
    </style:style>
    <style:style style:name="P71" style:family="paragraph" style:parent-style-name="Listenabsatz" style:list-style-name="L3">
      <style:text-properties style:font-name="FreeSans" fo:font-size="11pt" fo:language="en" fo:country="US" style:font-size-asian="11pt" style:font-size-complex="11pt"/>
    </style:style>
    <style:style style:name="P72" style:family="paragraph" style:parent-style-name="Listenabsatz" style:list-style-name="L3">
      <style:paragraph-properties fo:text-align="justify" style:justify-single-word="false"/>
      <style:text-properties style:font-name="FreeSans" fo:font-size="11pt" fo:language="en" fo:country="US" style:font-size-asian="11pt" style:font-size-complex="11pt"/>
    </style:style>
    <style:style style:name="P73" style:family="paragraph" style:parent-style-name="Listenabsatz" style:list-style-name="L3">
      <style:paragraph-properties fo:text-align="justify" style:justify-single-word="false"/>
      <style:text-properties style:font-name="FreeSans" fo:font-size="11pt" fo:language="en" fo:country="US" fo:font-weight="bold" fo:background-color="transparent" style:font-size-asian="11pt" style:font-weight-asian="bold" style:font-size-complex="11pt"/>
    </style:style>
    <style:style style:name="P74" style:family="paragraph" style:parent-style-name="Listenabsatz" style:list-style-name="L3">
      <style:paragraph-properties fo:text-align="justify" style:justify-single-word="false"/>
      <style:text-properties style:font-name="FreeSans" fo:font-size="11pt" fo:language="en" fo:country="US" fo:font-weight="bold" style:font-size-asian="11pt" style:font-weight-asian="bold" style:font-size-complex="11pt"/>
    </style:style>
    <style:style style:name="P75" style:family="paragraph" style:parent-style-name="Listenabsatz" style:list-style-name="L4">
      <style:paragraph-properties fo:text-align="justify" style:justify-single-word="false"/>
      <style:text-properties fo:color="#ff0000" style:font-name="FreeSans" fo:font-size="11pt" fo:language="en" fo:country="US" fo:font-weight="bold" style:font-size-asian="11pt" style:font-weight-asian="bold" style:font-size-complex="11pt"/>
    </style:style>
    <style:style style:name="T1" style:family="text">
      <style:text-properties fo:color="#0000ff" style:font-name="FreeSans" fo:font-size="11pt" fo:language="en" fo:country="US" fo:font-style="italic" style:font-size-asian="11pt" style:font-style-asian="italic" style:font-size-complex="11pt"/>
    </style:style>
    <style:style style:name="T2" style:family="text">
      <style:text-properties fo:color="#00b050" style:font-name="FreeSans" fo:font-size="11pt" fo:language="en" fo:country="US" style:font-size-asian="11pt" style:font-size-complex="11pt"/>
    </style:style>
    <style:style style:name="T3" style:family="text">
      <style:text-properties fo:color="#00b050" style:font-name="FreeSans" fo:font-size="11pt" fo:language="en" fo:country="US" fo:font-style="italic" style:font-size-asian="11pt" style:font-style-asian="italic" style:font-size-complex="11pt"/>
    </style:style>
    <style:style style:name="T4" style:family="text">
      <style:text-properties fo:color="#00b0f0" style:font-name="FreeSans" fo:font-size="11pt" fo:language="en" fo:country="US" style:font-size-asian="11pt" style:font-size-complex="11pt"/>
    </style:style>
    <style:style style:name="T5" style:family="text">
      <style:text-properties fo:color="#00b0f0" style:font-name="FreeSans" fo:font-size="11pt" fo:language="en" fo:country="US" fo:font-style="italic" style:font-size-asian="11pt" style:font-style-asian="italic" style:font-size-complex="11pt"/>
    </style:style>
    <style:style style:name="T6" style:family="text">
      <style:text-properties fo:color="#c00000" style:font-name="FreeSans" fo:font-size="11pt" fo:language="en" fo:country="US" fo:font-style="italic" style:font-size-asian="11pt" style:font-style-asian="italic" style:font-size-complex="11pt"/>
    </style:style>
    <style:style style:name="T7" style:family="text">
      <style:text-properties fo:color="#ffc000" style:font-name="FreeSans" fo:font-size="11pt" fo:language="en" fo:country="US" style:font-size-asian="11pt" style:font-size-complex="11pt"/>
    </style:style>
    <style:style style:name="T8" style:family="text">
      <style:text-properties fo:color="#ffc000" style:font-name="FreeSans" fo:font-size="11pt" fo:language="en" fo:country="US" fo:font-style="italic" style:font-size-asian="11pt" style:font-style-asian="italic" style:font-size-complex="11pt"/>
    </style:style>
    <style:style style:name="T9" style:family="text">
      <style:text-properties fo:color="#0070c0" style:font-name="FreeSans" fo:font-size="11pt" fo:language="en" fo:country="US" style:font-size-asian="11pt" style:font-size-complex="11pt"/>
    </style:style>
    <style:style style:name="T10" style:family="text">
      <style:text-properties fo:color="#0070c0" style:font-name="FreeSans" fo:font-size="11pt" fo:language="en" fo:country="US" fo:font-style="italic" style:font-size-asian="11pt" style:font-style-asian="italic" style:font-size-complex="11pt"/>
    </style:style>
    <style:style style:name="T11" style:family="text">
      <style:text-properties fo:color="#7030a0" style:font-name="FreeSans" fo:font-size="11pt" fo:language="en" fo:country="US" style:font-size-asian="11pt" style:font-size-complex="11pt"/>
    </style:style>
    <style:style style:name="T12" style:family="text">
      <style:text-properties fo:color="#7030a0" style:font-name="FreeSans" fo:font-size="11pt" fo:language="en" fo:country="US" fo:font-style="italic" style:font-size-asian="11pt" style:font-style-asian="italic" style:font-size-complex="11pt"/>
    </style:style>
    <style:style style:name="T13" style:family="text">
      <style:text-properties fo:color="#ff0000" style:font-name="FreeSans" fo:font-size="11pt" fo:language="en" fo:country="US" fo:font-style="italic" style:font-size-asian="11pt" style:font-style-asian="italic" style:font-size-complex="11pt"/>
    </style:style>
    <style:style style:name="T14" style:family="text">
      <style:text-properties fo:color="#ff0000" style:font-name="FreeSans" fo:font-size="11pt" fo:language="en" fo:country="US" style:font-size-asian="11pt" style:font-size-complex="11pt"/>
    </style:style>
    <style:style style:name="T15" style:family="text">
      <style:text-properties fo:color="#ff0000" style:font-name="FreeSans" fo:font-size="11pt" style:font-size-asian="11pt" style:font-size-complex="11pt"/>
    </style:style>
    <style:style style:name="T16" style:family="text">
      <style:text-properties fo:color="#ff0000" style:font-name="FreeSan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7" style:family="text">
      <style:text-properties style:font-name="Free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8" style:family="text">
      <style:text-properties style:font-name="FreeSans" fo:font-size="11pt" fo:language="en" fo:country="US" fo:font-style="italic" style:font-size-asian="11pt" style:font-style-asian="italic" style:font-size-complex="11pt"/>
    </style:style>
    <style:style style:name="T19" style:family="text">
      <style:text-properties style:font-name="FreeSans" fo:font-size="11pt" fo:language="en" fo:country="US" fo:font-style="italic" fo:font-weight="bold" style:font-size-asian="11pt" style:font-style-asian="italic" style:font-weight-asian="bold" style:font-size-complex="11pt"/>
    </style:style>
    <style:style style:name="T20" style:family="text">
      <style:text-properties style:font-name="FreeSans" fo:font-size="11pt" fo:language="en" fo:country="US" style:font-size-asian="11pt" style:font-size-complex="11pt"/>
    </style:style>
    <style:style style:name="T21" style:family="text">
      <style:text-properties style:font-name="FreeSans" fo:font-size="11pt" fo:language="en" fo:country="US" fo:font-weight="bold" style:font-size-asian="11pt" style:font-weight-asian="bold" style:font-size-complex="11pt"/>
    </style:style>
    <style:style style:name="T22" style:family="text">
      <style:text-properties style:font-name="FreeSans" fo:font-size="11pt" style:font-size-asian="11pt" style:font-size-complex="11pt"/>
    </style:style>
    <style:style style:name="T23" style:family="text">
      <style:text-properties style:font-name="FreeMono" fo:font-weight="bold" style:font-weight-asian="bold" style:font-weight-complex="bold"/>
    </style:style>
    <style:style style:name="T24" style:family="text">
      <style:text-properties fo:color="#000000" style:font-name="FreeSans" fo:font-size="11pt" fo:language="en" fo:country="US" fo:font-weight="bold" style:font-size-asian="11pt" style:font-weight-asian="bold" style:font-size-complex="11pt"/>
    </style:style>
    <style:style style:name="T25" style:family="text">
      <style:text-properties fo:color="#000000" style:font-name="FreeSans" fo:font-size="11pt" fo:language="en" fo:country="US" fo:font-style="italic" style:font-size-asian="11pt" style:font-style-asian="italic" style:font-size-complex="11pt"/>
    </style:style>
    <style:style style:name="Sect1" style:family="section">
      <style:section-properties style:editable="false">
        <style:columns fo:column-count="1" fo:column-gap="0cm"/>
      </style:section-properties>
    </style:style>
    <text:list-style style:name="L1">
      <text:list-level-style-bullet text:level="1" text:style-name="WW_5f_CharLFO26LVL1" text:bullet-char="">
        <style:list-level-properties text:space-before="2.487cm" text:min-label-width="0.635cm"/>
        <style:text-properties style:font-name="Wingdings"/>
      </text:list-level-style-bullet>
      <text:list-level-style-bullet text:level="2" text:style-name="WW_5f_CharLFO26LVL2" text:bullet-char="o">
        <style:list-level-properties text:space-before="3.757cm" text:min-label-width="0.635cm"/>
        <style:text-properties style:font-name="Courier New"/>
      </text:list-level-style-bullet>
      <text:list-level-style-bullet text:level="3" text:style-name="WW_5f_CharLFO26LVL3" text:bullet-char="">
        <style:list-level-properties text:space-before="5.027cm" text:min-label-width="0.635cm"/>
        <style:text-properties style:font-name="Wingdings"/>
      </text:list-level-style-bullet>
      <text:list-level-style-bullet text:level="4" text:style-name="WW_5f_CharLFO26LVL4" text:bullet-char="">
        <style:list-level-properties text:space-before="6.297cm" text:min-label-width="0.635cm"/>
        <style:text-properties style:font-name="Symbol"/>
      </text:list-level-style-bullet>
      <text:list-level-style-bullet text:level="5" text:style-name="WW_5f_CharLFO26LVL5" text:bullet-char="o">
        <style:list-level-properties text:space-before="7.567cm" text:min-label-width="0.635cm"/>
        <style:text-properties style:font-name="Courier New"/>
      </text:list-level-style-bullet>
      <text:list-level-style-bullet text:level="6" text:style-name="WW_5f_CharLFO26LVL6" text:bullet-char="">
        <style:list-level-properties text:space-before="8.837cm" text:min-label-width="0.635cm"/>
        <style:text-properties style:font-name="Wingdings"/>
      </text:list-level-style-bullet>
      <text:list-level-style-bullet text:level="7" text:style-name="WW_5f_CharLFO26LVL7" text:bullet-char="">
        <style:list-level-properties text:space-before="10.107cm" text:min-label-width="0.635cm"/>
        <style:text-properties style:font-name="Symbol"/>
      </text:list-level-style-bullet>
      <text:list-level-style-bullet text:level="8" text:style-name="WW_5f_CharLFO26LVL8" text:bullet-char="o">
        <style:list-level-properties text:space-before="11.377cm" text:min-label-width="0.635cm"/>
        <style:text-properties style:font-name="Courier New"/>
      </text:list-level-style-bullet>
      <text:list-level-style-bullet text:level="9" text:style-name="WW_5f_CharLFO26LVL9" text:bullet-char="">
        <style:list-level-properties text:space-before="12.64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space-before="3.757cm" text:min-label-width="0.635cm"/>
        <style:text-properties style:font-name="Wingdings"/>
      </text:list-level-style-bullet>
      <text:list-level-style-bullet text:level="2" text:style-name="WW_5f_CharLFO27LVL2" text:bullet-char="">
        <style:list-level-properties text:space-before="5.027cm" text:min-label-width="0.635cm"/>
        <style:text-properties style:font-name="Wingdings"/>
      </text:list-level-style-bullet>
      <text:list-level-style-bullet text:level="3" text:style-name="WW_5f_CharLFO27LVL3" text:bullet-char="">
        <style:list-level-properties text:space-before="6.297cm" text:min-label-width="0.635cm"/>
        <style:text-properties style:font-name="Wingdings"/>
      </text:list-level-style-bullet>
      <text:list-level-style-bullet text:level="4" text:style-name="WW_5f_CharLFO27LVL4" text:bullet-char="">
        <style:list-level-properties text:space-before="7.567cm" text:min-label-width="0.635cm"/>
        <style:text-properties style:font-name="Symbol"/>
      </text:list-level-style-bullet>
      <text:list-level-style-bullet text:level="5" text:style-name="WW_5f_CharLFO27LVL5" text:bullet-char="o">
        <style:list-level-properties text:space-before="8.837cm" text:min-label-width="0.635cm"/>
        <style:text-properties style:font-name="Courier New"/>
      </text:list-level-style-bullet>
      <text:list-level-style-bullet text:level="6" text:style-name="WW_5f_CharLFO27LVL6" text:bullet-char="">
        <style:list-level-properties text:space-before="10.107cm" text:min-label-width="0.635cm"/>
        <style:text-properties style:font-name="Wingdings"/>
      </text:list-level-style-bullet>
      <text:list-level-style-bullet text:level="7" text:style-name="WW_5f_CharLFO27LVL7" text:bullet-char="">
        <style:list-level-properties text:space-before="11.377cm" text:min-label-width="0.635cm"/>
        <style:text-properties style:font-name="Symbol"/>
      </text:list-level-style-bullet>
      <text:list-level-style-bullet text:level="8" text:style-name="WW_5f_CharLFO27LVL8" text:bullet-char="o">
        <style:list-level-properties text:space-before="12.647cm" text:min-label-width="0.635cm"/>
        <style:text-properties style:font-name="Courier New"/>
      </text:list-level-style-bullet>
      <text:list-level-style-bullet text:level="9" text:style-name="WW_5f_CharLFO27LVL9" text:bullet-char="">
        <style:list-level-properties text:space-before="13.91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1LVL1" text:bullet-char="">
        <style:list-level-properties text:min-label-width="0.635cm"/>
        <style:text-properties style:font-name="Symbol"/>
      </text:list-level-style-bullet>
      <text:list-level-style-bullet text:level="2" text:style-name="WW_5f_CharLFO31LVL2" text:bullet-char="o">
        <style:list-level-properties text:space-before="1.27cm" text:min-label-width="0.635cm"/>
        <style:text-properties style:font-name="Courier New"/>
      </text:list-level-style-bullet>
      <text:list-level-style-bullet text:level="3" text:style-name="WW_5f_CharLFO31LVL3" text:bullet-char="">
        <style:list-level-properties text:space-before="2.54cm" text:min-label-width="0.635cm"/>
        <style:text-properties style:font-name="Wingdings"/>
      </text:list-level-style-bullet>
      <text:list-level-style-bullet text:level="4" text:style-name="WW_5f_CharLFO31LVL4" text:bullet-char="">
        <style:list-level-properties text:space-before="3.81cm" text:min-label-width="0.635cm"/>
        <style:text-properties style:font-name="Symbol"/>
      </text:list-level-style-bullet>
      <text:list-level-style-bullet text:level="5" text:style-name="WW_5f_CharLFO31LVL5" text:bullet-char="o">
        <style:list-level-properties text:space-before="5.08cm" text:min-label-width="0.635cm"/>
        <style:text-properties style:font-name="Courier New"/>
      </text:list-level-style-bullet>
      <text:list-level-style-bullet text:level="6" text:style-name="WW_5f_CharLFO31LVL6" text:bullet-char="">
        <style:list-level-properties text:space-before="6.35cm" text:min-label-width="0.635cm"/>
        <style:text-properties style:font-name="Wingdings"/>
      </text:list-level-style-bullet>
      <text:list-level-style-bullet text:level="7" text:style-name="WW_5f_CharLFO31LVL7" text:bullet-char="">
        <style:list-level-properties text:space-before="7.62cm" text:min-label-width="0.635cm"/>
        <style:text-properties style:font-name="Symbol"/>
      </text:list-level-style-bullet>
      <text:list-level-style-bullet text:level="8" text:style-name="WW_5f_CharLFO31LVL8" text:bullet-char="o">
        <style:list-level-properties text:space-before="8.89cm" text:min-label-width="0.635cm"/>
        <style:text-properties style:font-name="Courier New"/>
      </text:list-level-style-bullet>
      <text:list-level-style-bullet text:level="9" text:style-name="WW_5f_CharLFO31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2LVL1" text:bullet-char="">
        <style:list-level-properties text:min-label-width="0.635cm"/>
        <style:text-properties style:font-name="Symbol"/>
      </text:list-level-style-bullet>
      <text:list-level-style-bullet text:level="2" text:style-name="WW_5f_CharLFO32LVL2" text:bullet-char="o">
        <style:list-level-properties text:space-before="1.27cm" text:min-label-width="0.635cm"/>
        <style:text-properties style:font-name="Courier New"/>
      </text:list-level-style-bullet>
      <text:list-level-style-bullet text:level="3" text:style-name="WW_5f_CharLFO32LVL3" text:bullet-char="">
        <style:list-level-properties text:space-before="2.54cm" text:min-label-width="0.635cm"/>
        <style:text-properties style:font-name="Wingdings"/>
      </text:list-level-style-bullet>
      <text:list-level-style-bullet text:level="4" text:style-name="WW_5f_CharLFO32LVL4" text:bullet-char="">
        <style:list-level-properties text:space-before="3.81cm" text:min-label-width="0.635cm"/>
        <style:text-properties style:font-name="Symbol"/>
      </text:list-level-style-bullet>
      <text:list-level-style-bullet text:level="5" text:style-name="WW_5f_CharLFO32LVL5" text:bullet-char="o">
        <style:list-level-properties text:space-before="5.08cm" text:min-label-width="0.635cm"/>
        <style:text-properties style:font-name="Courier New"/>
      </text:list-level-style-bullet>
      <text:list-level-style-bullet text:level="6" text:style-name="WW_5f_CharLFO32LVL6" text:bullet-char="">
        <style:list-level-properties text:space-before="6.35cm" text:min-label-width="0.635cm"/>
        <style:text-properties style:font-name="Wingdings"/>
      </text:list-level-style-bullet>
      <text:list-level-style-bullet text:level="7" text:style-name="WW_5f_CharLFO32LVL7" text:bullet-char="">
        <style:list-level-properties text:space-before="7.62cm" text:min-label-width="0.635cm"/>
        <style:text-properties style:font-name="Symbol"/>
      </text:list-level-style-bullet>
      <text:list-level-style-bullet text:level="8" text:style-name="WW_5f_CharLFO32LVL8" text:bullet-char="o">
        <style:list-level-properties text:space-before="8.89cm" text:min-label-width="0.635cm"/>
        <style:text-properties style:font-name="Courier New"/>
      </text:list-level-style-bullet>
      <text:list-level-style-bullet text:level="9" text:style-name="WW_5f_CharLFO32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Absatz-Standardschriftart"><text:span text:style-name="T17">BLACK rhino: <text:line-break/>Overviews and FAQs </text:span></text:span></text:p>
      <text:p text:style-name="P4"/>
      <text:table-of-content text:style-name="Sect1" text:name="_TOC0">
        <text:table-of-content-source text:outline-level="5" text:use-index-marks="false" text:use-index-source-styles="tru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 text:style-name="Überschrift_20_0"/>
          </text:index-source-styles>
          <text:index-source-styles text:outline-level="5">
            <text:index-source-style text:style-name="Inhaltsverzeichnisüberschrift"/>
          </text:index-source-styles>
        </text:table-of-content-source>
        <text:index-body>
          <text:index-title text:style-name="Sect1" text:name="_TOC0_Head">
            <text:p text:style-name="Contents_20_Heading">Table of Contents</text:p>
          </text:index-title>
          <text:p text:style-name="P61"><text:a xlink:type="simple" xlink:href="#__RefHeading__2029_103169523">black_rhino structure<text:tab/>2</text:a></text:p>
          <text:p text:style-name="P61"><text:a xlink:type="simple" xlink:href="#__RefHeading__2031_103169523">General Notation of not self-explaining parameters <text:tab/>3</text:a></text:p>
          <text:p text:style-name="P61"><text:a xlink:type="simple" xlink:href="#__RefHeading__2033_103169523">FAQs for Black rhino <text:tab/>4</text:a></text:p>
          <text:p text:style-name="P63"><text:a xlink:type="simple" xlink:href="#__RefHeading__2035_103169523">General questions<text:tab/>4</text:a></text:p>
          <text:p text:style-name="P63"><text:a xlink:type="simple" xlink:href="#__RefHeading__2037_103169523">Questions for State<text:tab/>5</text:a></text:p>
          <text:p text:style-name="P63"><text:a xlink:type="simple" xlink:href="#__RefHeading__2039_103169523">Questions for Network<text:tab/>5</text:a></text:p>
          <text:p text:style-name="P63"><text:a xlink:type="simple" xlink:href="#__RefHeading__2041_103169523">Questions for Bank<text:tab/>6</text:a></text:p>
          <text:p text:style-name="P63"><text:a xlink:type="simple" xlink:href="#__RefHeading__2043_103169523">Questions for Updater <text:tab/>8</text:a></text:p>
          <text:p text:style-name="P63"><text:a xlink:type="simple" xlink:href="#__RefHeading__2045_103169523">Questions for generate_Banks<text:tab/>9</text:a></text:p>
          <text:p text:style-name="P63"><text:a xlink:type="simple" xlink:href="#__RefHeading__2047_103169523">Questions for generate_Network <text:s/><text:tab/>9</text:a></text:p>
          <text:p text:style-name="P61"><text:a xlink:type="simple" xlink:href="#__RefHeading__2049_103169523">Change in Black rhino:<text:tab/>9</text:a></text:p>
          <text:p text:style-name="P61"><text:a xlink:type="simple" xlink:href="#__RefHeading__2051_103169523">Dodgy stuff <text:tab/>9</text:a></text:p>
          <text:p text:style-name="P61"><text:a xlink:type="simple" xlink:href="#__RefHeading__2053_103169523">Tests <text:tab/>11</text:a></text:p>
          <text:p text:style-name="P63"><text:a xlink:type="simple" xlink:href="#__RefHeading__2055_103169523">Test for Environment<text:tab/>11</text:a></text:p>
          <text:p text:style-name="P63"><text:a xlink:type="simple" xlink:href="#__RefHeading__2057_103169523">Test for State<text:tab/>11</text:a></text:p>
          <text:p text:style-name="P63"><text:a xlink:type="simple" xlink:href="#__RefHeading__2059_103169523">Test for Parameter<text:tab/>11</text:a></text:p>
          <text:p text:style-name="P63"><text:a xlink:type="simple" xlink:href="#__RefHeading__2061_103169523">Test for Network<text:tab/>12</text:a></text:p>
          <text:p text:style-name="P63"><text:a xlink:type="simple" xlink:href="#__RefHeading__2063_103169523">Test for Bank<text:tab/>12</text:a></text:p>
          <text:p text:style-name="P63"><text:a xlink:type="simple" xlink:href="#__RefHeading__2065_103169523">Test for Transaction<text:tab/>17</text:a></text:p>
          <text:p text:style-name="P63"><text:a xlink:type="simple" xlink:href="#__RefHeading__2067_103169523">Test for Runner<text:tab/>17</text:a></text:p>
          <text:p text:style-name="P63"><text:a xlink:type="simple" xlink:href="#__RefHeading__2069_103169523">Test for Updater<text:tab/>17</text:a></text:p>
          <text:p text:style-name="P63"><text:a xlink:type="simple" xlink:href="#__RefHeading__2071_103169523">Test for Shock<text:tab/>17</text:a></text:p>
          <text:p text:style-name="P63"><text:a xlink:type="simple" xlink:href="#__RefHeading__2073_103169523">Test for Measurements<text:line-break/><text:tab/>17</text:a></text:p>
          <text:p text:style-name="P63"><text:a xlink:type="simple" xlink:href="#__RefHeading__2075_103169523"><text:s/><text:tab/>17</text:a></text:p>
        </text:index-body>
      </text:table-of-content>
      <text:p text:style-name="P62"/>
      <text:p text:style-name="P62"/>
      <text:p text:style-name="P62"/>
      <text:p text:style-name="P62"/>
      <text:p text:style-name="P62"/>
      <text:p text:style-name="P62"/>
      <text:p text:style-name="P62"/>
      <text:p text:style-name="P62"/>
      <text:p text:style-name="P62"/>
      <text:p text:style-name="P62"/>
      <text:h text:style-name="P67" text:outline-level="1"><text:bookmark text:name="__RefHeading__2029_103169523"/><text:soft-page-break/>b<text:bookmark-start text:name="_Toc338424770"/><text:bookmark-start text:name="_Toc338778079"/>lack_rhino structure<text:bookmark-end text:name="__RefHeading__2029_103169523"/><text:bookmark-end text:name="_Toc338424770"/><text:bookmark-end text:name="_Toc338778079"/></text:h>
      <text:p text:style-name="P68">black_rhino.py </text:p>
      <text:p text:style-name="Standard"><text:span text:style-name="Absatz-Standardschriftart"><text:span text:style-name="T20"><text:tab/><text:tab/></text:span></text:span><text:span text:style-name="Absatz-Standardschriftart"><text:span text:style-name="T18">from environment <text:s text:c="2"/>import </text:span></text:span><text:span text:style-name="Absatz-Standardschriftart"><text:span text:style-name="T1">Environment</text:span></text:span></text:p>
      <text:list xml:id="list15974433422" text:style-name="L1">
        <text:list-item>
          <text:p text:style-name="P69">Creates the environment for the simulation </text:p>
        </text:list-item>
      </text:list>
      <text:p text:style-name="P60"/>
      <text:p text:style-name="P20"><text:span text:style-name="Absatz-Standardschriftart"><text:span text:style-name="T18">from state import </text:span></text:span><text:span text:style-name="Absatz-Standardschriftart"><text:span text:style-name="T1">State</text:span></text:span></text:p>
      <text:list xml:id="list1227581241" text:style-name="L2">
        <text:list-item>
          <text:p text:style-name="P70">Defines the state of the world the economy is in (interbank interest rate, bank's risk aversion, minimum required deposit rate, etc)</text:p>
        </text:list-item>
      </text:list>
      <text:p text:style-name="Standard"><text:span text:style-name="Absatz-Standardschriftart"><text:span text:style-name="T20"><text:tab/><text:tab/></text:span></text:span><text:span text:style-name="Absatz-Standardschriftart"><text:span text:style-name="T18">from parameters import </text:span></text:span><text:span text:style-name="Absatz-Standardschriftart"><text:span text:style-name="T1">Parameters</text:span></text:span></text:p>
      <text:list xml:id="list1673087715" text:continue-numbering="true" text:style-name="L2">
        <text:list-item>
          <text:p text:style-name="P70">Defines some general parameter needed for the simulation (number of banks, number of simulations, graph type, etc.)</text:p>
        </text:list-item>
      </text:list>
      <text:p text:style-name="Standard"><text:span text:style-name="Absatz-Standardschriftart"><text:span text:style-name="T20"><text:tab/><text:tab/></text:span></text:span><text:span text:style-name="Absatz-Standardschriftart"><text:span text:style-name="T18">from network import </text:span></text:span><text:span text:style-name="Absatz-Standardschriftart"><text:span text:style-name="T1">Network</text:span></text:span></text:p>
      <text:list xml:id="list1801855143" text:continue-numbering="true" text:style-name="L2">
        <text:list-item>
          <text:p text:style-name="P70">Sets up the network and exposures amongst banks</text:p>
        </text:list-item>
      </text:list>
      <text:p text:style-name="P22"><text:span text:style-name="Absatz-Standardschriftart"><text:span text:style-name="T18">from bank import </text:span></text:span><text:span text:style-name="Absatz-Standardschriftart"><text:span text:style-name="T1">Bank</text:span></text:span></text:p>
      <text:list xml:id="list160303534" text:continue-numbering="true" text:style-name="L2">
        <text:list-item>
          <text:p text:style-name="P70">Sets up banks and what they are doing: Investing, lending to each other, earning interests, etc.</text:p>
        </text:list-item>
        <text:list-item>
          <text:p text:style-name="P70">Main economic body of black rhino </text:p>
        </text:list-item>
      </text:list>
      <text:p text:style-name="P22"><text:span text:style-name="Absatz-Standardschriftart"><text:span text:style-name="T18">from transaction import </text:span></text:span><text:span text:style-name="Absatz-Standardschriftart"><text:span text:style-name="T1">Transaction</text:span></text:span></text:p>
      <text:list xml:id="list1340533247" text:continue-numbering="true" text:style-name="L2">
        <text:list-item>
          <text:p text:style-name="P70">Sets up a function of transaction characteristics (value, type, maturity …) </text:p>
        </text:list-item>
      </text:list>
      <text:p text:style-name="P23"/>
      <text:p text:style-name="P2"><text:span text:style-name="Absatz-Standardschriftart"><text:span text:style-name="T18"><text:tab/><text:tab/>from runner import </text:span></text:span><text:span text:style-name="Absatz-Standardschriftart"><text:span text:style-name="T1">Runner<text:tab/></text:span></text:span></text:p>
      <text:list xml:id="list2092554439" text:style-name="L1">
        <text:list-item>
          <text:p text:style-name="P69">This initializes the run <text:tab/></text:p>
        </text:list-item>
      </text:list>
      <text:p text:style-name="P60"/>
      <text:p text:style-name="P2"><text:span text:style-name="Absatz-Standardschriftart"><text:span text:style-name="T18"><text:tab/><text:tab/>from updater import </text:span></text:span><text:span text:style-name="Absatz-Standardschriftart"><text:span text:style-name="T1">Updater</text:span></text:span></text:p>
      <text:list xml:id="list1736214494" text:style-name="L2">
        <text:list-item>
          <text:p text:style-name="P70">This is lubricant which keeps the system running from period to the other and loops over all banks </text:p>
        </text:list-item>
      </text:list>
      <text:p text:style-name="P2"><text:span text:style-name="Absatz-Standardschriftart"><text:span text:style-name="T18"><text:tab/><text:tab/>from shock import </text:span></text:span><text:span text:style-name="Absatz-Standardschriftart"><text:span text:style-name="T1">Shock</text:span></text:span></text:p>
      <text:list xml:id="list1684232261" text:continue-numbering="true" text:style-name="L2">
        <text:list-item>
          <text:p text:style-name="P70">Defines two types of shocks: solvency shock and liquidity shock </text:p>
        </text:list-item>
      </text:list>
      <text:p text:style-name="P10"/>
      <text:p text:style-name="Standard"><text:span text:style-name="Absatz-Standardschriftart"><text:span text:style-name="T18"><text:tab/><text:tab/>from measurement import </text:span></text:span><text:span text:style-name="Absatz-Standardschriftart"><text:span text:style-name="T1">Measurement</text:span></text:span></text:p>
      <text:list xml:id="list2105250079" text:style-name="L1">
        <text:list-item>
          <text:p text:style-name="P69">Defines the histogram <text:tab/></text:p>
        </text:list-item>
      </text:list>
      <text:p text:style-name="P7"/>
      <text:p text:style-name="P68">br-generate_banks.py</text:p>
      <text:list xml:id="list548809561" text:continue-numbering="true" text:style-name="L1">
        <text:list-item>
          <text:p text:style-name="P69">This can be used to in order to generate several banks at once all having the same initial set of parameters </text:p>
        </text:list-item>
      </text:list>
      <text:p text:style-name="P7"/>
      <text:p text:style-name="P7"><text:soft-page-break/><text:span text:style-name="T23">br-generate_networks.py</text:span> </text:p>
      <text:list xml:id="list2181467008" text:continue-numbering="true" text:style-name="L1">
        <text:list-item>
          <text:p text:style-name="P69">generates a random network </text:p>
        </text:list-item>
      </text:list>
      <text:p text:style-name="P7"/>
      <text:p text:style-name="P19">br-make_tests.py</text:p>
      <text:list xml:id="list417670320" text:continue-numbering="true" text:style-name="L1">
        <text:list-item>
          <text:p text:style-name="P69">this file is supposed to make a test run in order to check the single bits of black rhino </text:p>
        </text:list-item>
      </text:list>
      <text:p text:style-name="P57"/>
      <text:h text:style-name="P67" text:outline-level="1"><text:bookmark-start text:name="_Toc338424771"/><text:bookmark-start text:name="_Toc338778080"/><text:bookmark text:name="__RefHeading__2031_103169523"/>General Notation of not self-explaining parameters<text:bookmark-end text:name="_Toc338424771"/><text:bookmark-end text:name="_Toc338778080"/> <text:bookmark-end text:name="__RefHeading__2031_103169523"/></text:h>
      <text:p text:style-name="P25">assetNumber <text:s/><text:tab/><text:tab/># number of assets available to each bank (bank.py)</text:p>
      <text:p text:style-name="P50">assetNumber <text:s/><text:tab/># total number of assets in the economy (state.py)</text:p>
      <text:p text:style-name="P50">BC <text:tab/># bank capital</text:p>
      <text:p text:style-name="P27">collateralQuality<text:tab/><text:tab/># central bank accepts as collateral</text:p>
      <text:p text:style-name="P50">D<text:tab/># deposits</text:p>
      <text:p text:style-name="P50">E<text:tab/># excess reserves </text:p>
      <text:p text:style-name="P25">Ep <text:s/><text:tab/><text:tab/># the planned excess reserves</text:p>
      <text:p text:style-name="P27">gammaBank <text:s/><text:tab/><text:tab/><text:tab/># fraction of interbank lending in overall balance sheet</text:p>
      <text:p text:style-name="P50">I<text:tab/># investment </text:p>
      <text:p text:style-name="P25">Ip <text:s/><text:tab/><text:tab/># the planned optimal investment</text:p>
      <text:p text:style-name="P25">lamb <text:tab/><text:tab/># planned optimal portfolio structure of the bank</text:p>
      <text:p text:style-name="P50">LC<text:tab/># central bank loans</text:p>
      <text:p text:style-name="P50">Lp <text:tab/># the planned interbank loans; L &gt; 0: excess supply of</text:p>
      <text:p text:style-name="P50"><text:tab/># interbank liquidity</text:p>
      <text:p text:style-name="P25">p <text:s/><text:tab/><text:tab/># probability of credit success</text:p>
      <text:p text:style-name="P27">pBank <text:s/><text:tab/><text:tab/><text:tab/># bank's assumed credit success probability</text:p>
      <text:p text:style-name="P25">Q <text:s/><text:tab/><text:tab/># the current liquidity position of the bank</text:p>
      <text:p text:style-name="P27">r <text:tab/><text:tab/><text:tab/><text:tab/># minimum required deposit rate</text:p>
      <text:p text:style-name="P27">rb <text:tab/><text:tab/><text:tab/><text:tab/># interbank interest rate</text:p>
      <text:p text:style-name="P7"><text:tab/>rd<text:tab/><text:tab/><text:tab/><text:tab/># interest rate on deposits</text:p>
      <text:p text:style-name="P50">rD<text:tab/># required central bank deposits </text:p>
      <text:p text:style-name="P25">rho<text:tab/><text:tab/># interest charged on risky investment</text:p>
      <text:p text:style-name="P27">rhoBank <text:s/><text:tab/><text:tab/><text:tab/># expected return of banks</text:p>
      <text:p text:style-name="P50">scaleFactorHouseholds <text:tab/># scaling factor for deposit fluctuations</text:p>
      <text:p text:style-name="P50">sifiSurchargeFactor<text:tab/># amount of extra capital that systemically important financial institutions have to hold </text:p>
      <text:p text:style-name="P27">thetaBank<text:tab/><text:tab/><text:tab/># bank's risk aversion parameter</text:p>
      <text:p text:style-name="P25">V<text:tab/><text:tab/># planned optimal portfolio volume of the bank</text:p>
      <text:p text:style-name="P50">xiBank<text:tab/># scaling factor for CRRA (constant relative risk aversion)</text:p>
      <text:h text:style-name="P67" text:outline-level="1"><text:bookmark-start text:name="_Toc338424772"/><text:bookmark-start text:name="_Toc338778081"/><text:bookmark text:name="__RefHeading__2033_103169523"/><text:soft-page-break/>FAQs for Black r<text:bookmark-end text:name="_Toc338424772"/><text:bookmark-end text:name="_Toc338778081"/>hino <text:bookmark-end text:name="__RefHeading__2033_103169523"/></text:h>
      <text:p text:style-name="P7"/>
      <text:h text:style-name="Überschrift_20_2" text:outline-level="2"><text:bookmark-start text:name="_Toc338424773"/><text:bookmark-start text:name="_Toc338778082"/><text:bookmark text:name="__RefHeading__2035_103169523"/><text:span text:style-name="Absatz-Standardschriftart"><text:span text:style-name="T1">General </text:span></text:span><text:span text:style-name="Absatz-Standardschriftart"><text:span text:style-name="T20">questions</text:span></text:span><text:bookmark-end text:name="_Toc338424773"/><text:bookmark-end text:name="_Toc338778082"/><text:bookmark-end text:name="__RefHeading__2035_103169523"/></text:h>
      <text:p text:style-name="P7"><text:tab/></text:p>
      <text:p text:style-name="P26"><text:span text:style-name="Absatz-Standardschriftart"><text:span text:style-name="T21">Q: </text:span></text:span><text:span text:style-name="Absatz-Standardschriftart"><text:span text:style-name="T20">Why do all files exists in two ways (</text:span></text:span><text:span text:style-name="Absatz-Standardschriftart"><text:span text:style-name="T2">bla.py</text:span></text:span><text:span text:style-name="Absatz-Standardschriftart"><text:span text:style-name="T20"> and </text:span></text:span><text:span text:style-name="Absatz-Standardschriftart"><text:span text:style-name="T2">bla.pyc</text:span></text:span><text:span text:style-name="Absatz-Standardschriftart"><text:span text:style-name="T20">)?</text:span></text:span></text:p>
      <text:p text:style-name="P32"><text:span text:style-name="Absatz-Standardschriftart"><text:span text:style-name="T21">A: </text:span></text:span><text:span text:style-name="Absatz-Standardschriftart"><text:span text:style-name="T18">.pyc is a compiled python file which is the readable version for the computer. .py on the other hand is the normal “human-readable” version </text:span></text:span></text:p>
      <text:p text:style-name="P34"/>
      <text:p text:style-name="P26"><text:span text:style-name="Absatz-Standardschriftart"><text:span text:style-name="T21">Q: </text:span></text:span><text:span text:style-name="Absatz-Standardschriftart"><text:span text:style-name="T20">What is the purpose of </text:span></text:span><text:span text:style-name="Absatz-Standardschriftart"><text:span text:style-name="T2">def __str__(self)</text:span></text:span><text:span text:style-name="Absatz-Standardschriftart"><text:span text:style-name="T20"> and </text:span></text:span><text:span text:style-name="Absatz-Standardschriftart"><text:span text:style-name="T2">def print_state(self) </text:span></text:span></text:p>
      <text:p text:style-name="P32"><text:span text:style-name="Absatz-Standardschriftart"><text:span text:style-name="T21">A: </text:span></text:span><text:span text:style-name="Absatz-Standardschriftart"><text:span text:style-name="T18">This can be used for debugging purposes </text:span></text:span></text:p>
      <text:p text:style-name="P35"/>
      <text:p text:style-name="P26"><text:span text:style-name="Absatz-Standardschriftart"><text:span text:style-name="T21">Q: </text:span></text:span><text:span text:style-name="Absatz-Standardschriftart"><text:span text:style-name="T20">What is </text:span></text:span><text:span text:style-name="Absatz-Standardschriftart"><text:span text:style-name="T2">NumSweeps</text:span></text:span><text:span text:style-name="Absatz-Standardschriftart"><text:span text:style-name="T20">?</text:span></text:span></text:p>
      <text:p text:style-name="P32"><text:span text:style-name="Absatz-Standardschriftart"><text:span text:style-name="T21">A: </text:span></text:span><text:span text:style-name="Absatz-Standardschriftart"><text:span text:style-name="T18">number of update steps, how many periods will the simulation have?</text:span></text:span><text:span text:style-name="Absatz-Standardschriftart"><text:span text:style-name="T20"> </text:span></text:span></text:p>
      <text:p text:style-name="P35"/>
      <text:p text:style-name="P26"><text:span text:style-name="Absatz-Standardschriftart"><text:span text:style-name="T21">Q: </text:span></text:span><text:span text:style-name="Absatz-Standardschriftart"><text:span text:style-name="T20">Why is “</text:span></text:span><text:span text:style-name="Absatz-Standardschriftart"><text:span text:style-name="T2">TimeOfDefault</text:span></text:span><text:span text:style-name="Absatz-Standardschriftart"><text:span text:style-name="T20">” always -1 ?</text:span></text:span></text:p>
      <text:p text:style-name="P32"><text:span text:style-name="Absatz-Standardschriftart"><text:span text:style-name="T21">A: </text:span></text:span><text:span text:style-name="Absatz-Standardschriftart"><text:span text:style-name="T18">Here -1 means never because it is never reached </text:span></text:span></text:p>
      <text:p text:style-name="P29"/>
      <text:p text:style-name="P32"><text:span text:style-name="Absatz-Standardschriftart"><text:span text:style-name="T21">Q: </text:span></text:span><text:span text:style-name="Absatz-Standardschriftart"><text:span text:style-name="T20">Why can </text:span></text:span><text:span text:style-name="Absatz-Standardschriftart"><text:span text:style-name="T2">modules</text:span></text:span><text:span text:style-name="Absatz-Standardschriftart"><text:span text:style-name="T20"> be imported also they are in different directories? For example in </text:span></text:span><text:span text:style-name="Absatz-Standardschriftart"><text:span text:style-name="T2">environment</text:span></text:span><text:span text:style-name="Absatz-Standardschriftart"><text:span text:style-name="T20">, </text:span></text:span><text:span text:style-name="Absatz-Standardschriftart"><text:span text:style-name="T2">networkx</text:span></text:span><text:span text:style-name="Absatz-Standardschriftart"><text:span text:style-name="T20"> is imported although networkx is saved in a different directory… <text:s/></text:span></text:span></text:p>
      <text:p text:style-name="P32"><text:span text:style-name="Absatz-Standardschriftart"><text:span text:style-name="T21">A: </text:span></text:span><text:span text:style-name="Absatz-Standardschriftart"><text:span text:style-name="T18">If one tries to execute the statement directly from </text:span></text:span><text:span text:style-name="Absatz-Standardschriftart"><text:span text:style-name="T3">environment</text:span></text:span><text:span text:style-name="Absatz-Standardschriftart"><text:span text:style-name="T18"> it will not work, because Python will not find network. However, if one starts black_rhino </text:span></text:span><text:span text:style-name="Absatz-Standardschriftart"><text:span text:style-name="T3">networkx</text:span></text:span><text:span text:style-name="Absatz-Standardschriftart"><text:span text:style-name="T18"> will be imported directly and the statement </text:span></text:span><text:span text:style-name="Absatz-Standardschriftart"><text:span text:style-name="T3">sys.path.append('src/')</text:span></text:span><text:span text:style-name="Absatz-Standardschriftart"><text:span text:style-name="T18"> will tell black_rhino where to find environment. The same holds true for files such as “</text:span></text:span><text:span text:style-name="Absatz-Standardschriftart"><text:span text:style-name="T3">baseline-50</text:span></text:span><text:span text:style-name="Absatz-Standardschriftart"><text:span text:style-name="T18">” or “</text:span></text:span><text:span text:style-name="Absatz-Standardschriftart"><text:span text:style-name="T3">log</text:span></text:span><text:span text:style-name="Absatz-Standardschriftart"><text:span text:style-name="T18">” </text:span></text:span></text:p>
      <text:p text:style-name="P35"/>
      <text:p text:style-name="P32"><text:span text:style-name="Absatz-Standardschriftart"><text:span text:style-name="T21">Q: </text:span></text:span><text:span text:style-name="Absatz-Standardschriftart"><text:span text:style-name="T20">Why does the following course not always overwrites the text? </text:span></text:span></text:p>
      <text:p text:style-name="P15">text = <text:s text:c="2"/>"&lt;bank identifier='" + self.identifier + "'&gt;\n"</text:p>
      <text:p text:style-name="P15">text += " <text:s text:c="3"/>&lt;value name='active' value='" + str(self.active) + "'&gt;&lt;/value&gt;\n"</text:p>
      <text:p text:style-name="P15">text += " &lt;parameter type='changing' name='pBank' value='" + str(self.p) +"'&gt;&lt;/parameter&gt;\n"</text:p>
      <text:p text:style-name="P32"><text:span text:style-name="Absatz-Standardschriftart"><text:span text:style-name="T21">A: </text:span></text:span><text:span text:style-name="Absatz-Standardschriftart"><text:span text:style-name="T18">It actually does; or to be more prices it always adds the respective strings. In theory one could make all the statements in one. However this would be much more confusing. <text:s/></text:span></text:span></text:p>
      <text:p text:style-name="P7"/>
      <text:p text:style-name="P32"><text:span text:style-name="Absatz-Standardschriftart"><text:span text:style-name="T21">Q: </text:span></text:span><text:span text:style-name="Absatz-Standardschriftart"><text:span text:style-name="T20">Is the </text:span></text:span><text:span text:style-name="Absatz-Standardschriftart"><text:span text:style-name="T2">central bank</text:span></text:span><text:span text:style-name="Absatz-Standardschriftart"><text:span text:style-name="T20"> and its balance sheet somewhere explicitly modeled?</text:span></text:span></text:p>
      <text:p text:style-name="P32"><text:span text:style-name="Absatz-Standardschriftart"><text:span text:style-name="T21">A: </text:span></text:span><text:span text:style-name="Absatz-Standardschriftart"><text:span text:style-name="T18">No, the central bank is nowhere modeled explicitly. In fact, banks are lending from central bank which is just providing the money “out of blue”. However, as most central </text:span></text:span><text:soft-page-break/><text:span text:style-name="Absatz-Standardschriftart"><text:span text:style-name="T18">banks usually hold a policy of an open discount window in the short run, this is a valid assumption. </text:span></text:span></text:p>
      <text:p text:style-name="P7"/>
      <text:p text:style-name="P32"><text:span text:style-name="Absatz-Standardschriftart"><text:span text:style-name="T21">Q: </text:span></text:span><text:span text:style-name="Absatz-Standardschriftart"><text:span text:style-name="T20">Where does the </text:span></text:span><text:span text:style-name="Absatz-Standardschriftart"><text:span text:style-name="T2">liquidity </text:span></text:span><text:span text:style-name="Absatz-Standardschriftart"><text:span text:style-name="T20">come from that banks provide to each other in the </text:span></text:span><text:span text:style-name="Absatz-Standardschriftart"><text:span text:style-name="T2">interbank market</text:span></text:span><text:span text:style-name="Absatz-Standardschriftart"><text:span text:style-name="T20">? Is there any constrain to the provision of liquidity?</text:span></text:span></text:p>
      <text:p text:style-name="P32"><text:span text:style-name="Absatz-Standardschriftart"><text:span text:style-name="T21">A: </text:span></text:span><text:span text:style-name="Absatz-Standardschriftart"><text:span text:style-name="T18">There is no explicit constrain. Banks are able to provide additional liquidity to the market via two channels, the interest channel and the deposit channel. Note however, that both of these channels are subject to a random walk. </text:span></text:span></text:p>
      <text:p text:style-name="P7"/>
      <text:h text:style-name="Überschrift_20_2" text:outline-level="2"><text:bookmark-start text:name="_Toc338424774"/><text:bookmark-start text:name="_Toc338778083"/><text:bookmark text:name="__RefHeading__2037_103169523"/><text:span text:style-name="Absatz-Standardschriftart"><text:span text:style-name="T20">Questions for </text:span></text:span><text:span text:style-name="Absatz-Standardschriftart"><text:span text:style-name="T1">State</text:span></text:span><text:bookmark-end text:name="_Toc338424774"/><text:bookmark-end text:name="_Toc338778083"/><text:bookmark-end text:name="__RefHeading__2037_103169523"/></text:h>
      <text:p text:style-name="P37"/>
      <text:p text:style-name="P32"><text:span text:style-name="Absatz-Standardschriftart"><text:span text:style-name="T21">Q: </text:span></text:span><text:span text:style-name="Absatz-Standardschriftart"><text:span text:style-name="T20">What is the difference between </text:span></text:span><text:span text:style-name="Absatz-Standardschriftart"><text:span text:style-name="T2">p.Bank </text:span></text:span><text:span text:style-name="Absatz-Standardschriftart"><text:span text:style-name="T20">and </text:span></text:span><text:span text:style-name="Absatz-Standardschriftart"><text:span text:style-name="T2">p.Financial?</text:span></text:span><text:span text:style-name="Absatz-Standardschriftart"><text:span text:style-name="T20"> both are # bank's assumed credit success probability</text:span></text:span></text:p>
      <text:p text:style-name="P32"><text:span text:style-name="Absatz-Standardschriftart"><text:span text:style-name="T21">A: </text:span></text:span><text:span text:style-name="Absatz-Standardschriftart"><text:span text:style-name="T18">so far there is no difference. p.Financial was already created for future extension (differentiate between real and financial assets) </text:span></text:span></text:p>
      <text:p text:style-name="P51"/>
      <text:h text:style-name="Überschrift_20_2" text:outline-level="2"><text:bookmark-start text:name="_Toc338424775"/><text:bookmark-start text:name="_Toc338778084"/><text:bookmark text:name="__RefHeading__2039_103169523"/><text:span text:style-name="Absatz-Standardschriftart"><text:span text:style-name="T20">Questions for </text:span></text:span><text:span text:style-name="Absatz-Standardschriftart"><text:span text:style-name="T1">Network</text:span></text:span><text:bookmark-end text:name="_Toc338424775"/><text:bookmark-end text:name="_Toc338778084"/><text:bookmark-end text:name="__RefHeading__2039_103169523"/></text:h>
      <text:p text:style-name="P29"/>
      <text:p text:style-name="P26"><text:span text:style-name="Absatz-Standardschriftart"><text:span text:style-name="T21">Q: </text:span></text:span><text:span text:style-name="Absatz-Standardschriftart"><text:span text:style-name="T20">What is </text:span></text:span><text:span text:style-name="Absatz-Standardschriftart"><text:span text:style-name="T2">nx.DiGraph</text:span></text:span><text:span text:style-name="Absatz-Standardschriftart"><text:span text:style-name="T20">? </text:span></text:span></text:p>
      <text:p text:style-name="P32"><text:span text:style-name="Absatz-Standardschriftart"><text:span text:style-name="T21">A: </text:span></text:span><text:span text:style-name="Absatz-Standardschriftart"><text:span text:style-name="T18">it is a pre-defined module from </text:span></text:span><text:span text:style-name="Absatz-Standardschriftart"><text:span text:style-name="T3">Networkx </text:span></text:span><text:span text:style-name="Absatz-Standardschriftart"><text:span text:style-name="T18">which is needed in order to set up the module </text:span></text:span></text:p>
      <text:p text:style-name="P35"/>
      <text:p text:style-name="P32"><text:span text:style-name="Absatz-Standardschriftart"><text:span text:style-name="T21">Q: </text:span></text:span><text:span text:style-name="Absatz-Standardschriftart"><text:span text:style-name="T20">Why is </text:span></text:span><text:span text:style-name="Absatz-Standardschriftart"><text:span text:style-name="T2">Environment </text:span></text:span><text:span text:style-name="Absatz-Standardschriftart"><text:span text:style-name="T20">needed in </text:span></text:span><text:span text:style-name="Absatz-Standardschriftart"><text:span text:style-name="T2">Network</text:span></text:span><text:span text:style-name="Absatz-Standardschriftart"><text:span text:style-name="T20">? Network is already needed in Environment???</text:span></text:span></text:p>
      <text:p text:style-name="P32"><text:span text:style-name="Absatz-Standardschriftart"><text:span text:style-name="T21">A: </text:span></text:span><text:span text:style-name="Absatz-Standardschriftart"><text:span text:style-name="T18">These two object are cross referencing each other. Although network is a sub-object of the object environment both of them need each other to be created. When network is initialized it requires some information that is stored in environment and already existing when network is initialized. This seems a bit haphazardous and clumsy, but it works. </text:span></text:span></text:p>
      <text:p text:style-name="P51"/>
      <text:h text:style-name="Überschrift_20_2" text:outline-level="2"><text:bookmark-start text:name="_Toc338424776"/><text:bookmark-start text:name="_Toc338778085"/><text:bookmark text:name="__RefHeading__2041_103169523"/><text:span text:style-name="Absatz-Standardschriftart"><text:span text:style-name="T20">Questions for </text:span></text:span><text:span text:style-name="Absatz-Standardschriftart"><text:span text:style-name="T1">Bank</text:span></text:span><text:bookmark-end text:name="_Toc338424776"/><text:bookmark-end text:name="_Toc338778085"/><text:bookmark-end text:name="__RefHeading__2041_103169523"/></text:h>
      <text:p text:style-name="P29"/>
      <text:p text:style-name="P24"><text:span text:style-name="Absatz-Standardschriftart"><text:span text:style-name="T21">Q: </text:span></text:span><text:span text:style-name="Absatz-Standardschriftart"><text:span text:style-name="T20">What is the exact difference between </text:span></text:span><text:span text:style-name="Absatz-Standardschriftart"><text:span text:style-name="T2">Q # the current liquidity position of the bank</text:span></text:span></text:p>
      <text:p text:style-name="P24"><text:span text:style-name="Absatz-Standardschriftart"><text:span text:style-name="T20">and </text:span></text:span><text:span text:style-name="Absatz-Standardschriftart"><text:span text:style-name="T2">Lp # the planned interbank loans</text:span></text:span><text:span text:style-name="Absatz-Standardschriftart"><text:span text:style-name="T20">. Is Q just a dummy? </text:span></text:span></text:p>
      <text:p text:style-name="P32"><text:span text:style-name="Absatz-Standardschriftart"><text:span text:style-name="T21">A: </text:span></text:span><text:span text:style-name="Absatz-Standardschriftart"><text:span text:style-name="T18">Q is the intra-period liquidity and sort of a dummy. However, it is not a dummy in the strict sense but it is a dummy that (due to the financial processes) floats around from to the other period and also within the period. It indicates if a bank needs </text:span></text:span><text:soft-page-break/><text:span text:style-name="Absatz-Standardschriftart"><text:span text:style-name="T18">liquidity or is short of liquidity. Lp on the other hand in a way results from Q but already quantifies the excess or shortage of liquidity. </text:span></text:span></text:p>
      <text:p text:style-name="P29"/>
      <text:p text:style-name="P26"><text:span text:style-name="Absatz-Standardschriftart"><text:span text:style-name="T21">Q: </text:span></text:span><text:span text:style-name="Absatz-Standardschriftart"><text:span text:style-name="T20">Several variables already exist in “</text:span></text:span><text:span text:style-name="Absatz-Standardschriftart"><text:span text:style-name="T2">State</text:span></text:span><text:span text:style-name="Absatz-Standardschriftart"><text:span text:style-name="T20">” (such as </text:span></text:span><text:span text:style-name="Absatz-Standardschriftart"><text:span text:style-name="T2">xi</text:span></text:span><text:span text:style-name="Absatz-Standardschriftart"><text:span text:style-name="T20">; </text:span></text:span><text:span text:style-name="Absatz-Standardschriftart"><text:span text:style-name="T2">theata</text:span></text:span><text:span text:style-name="Absatz-Standardschriftart"><text:span text:style-name="T20">;…). Why is that? </text:span></text:span></text:p>
      <text:p text:style-name="P32"><text:span text:style-name="Absatz-Standardschriftart"><text:span text:style-name="T21">A: </text:span></text:span><text:span text:style-name="Absatz-Standardschriftart"><text:span text:style-name="T18">In a first version of black_rhino all parameters were defined in state.py. However it has proven that it has shown that the program runs more soundly if one also has some parameters in bank.py</text:span></text:span></text:p>
      <text:p text:style-name="P35"/>
      <text:p text:style-name="P32"><text:span text:style-name="Absatz-Standardschriftart"><text:span text:style-name="T21">Q: </text:span></text:span><text:span text:style-name="Absatz-Standardschriftart"><text:span text:style-name="T20">There are several methods, lists or variables that are defined somewhere else / which I cannot find. Such as </text:span></text:span><text:span text:style-name="Absatz-Standardschriftart"><text:span text:style-name="T2">self.calculate_optimal_investment_volume(state), </text:span></text:span><text:span text:style-name="Absatz-Standardschriftart"><text:span text:style-name="T20">“</text:span></text:span><text:span text:style-name="Absatz-Standardschriftart"><text:span text:style-name="T2">B</text:span></text:span><text:span text:style-name="Absatz-Standardschriftart"><text:span text:style-name="T20">” or “</text:span></text:span><text:span text:style-name="Absatz-Standardschriftart"><text:span text:style-name="T2">DC</text:span></text:span><text:span text:style-name="Absatz-Standardschriftart"><text:span text:style-name="T20">” Where are they defined? Where do they come from?</text:span></text:span></text:p>
      <text:p text:style-name="P32"><text:span text:style-name="Absatz-Standardschriftart"><text:span text:style-name="T21">A: </text:span></text:span><text:span text:style-name="Absatz-Standardschriftart"><text:span text:style-name="T18">Unlike in C++ methods, variables, etc in Python does not need to be defined in a chronological order they can be defined anywhere in the code. If you do not find a variable or method right away you can search for it using the find-tool (strg+f).This is why for example all of the bank accounts can be defined at the end of the file, despite the fact that they are already called earlier. Note that in case of instancing the actual method or variable is stored in another file </text:span></text:span></text:p>
      <text:p text:style-name="P7"/>
      <text:p text:style-name="P32"><text:span text:style-name="Absatz-Standardschriftart"><text:span text:style-name="T21">Q: </text:span></text:span><text:span text:style-name="Absatz-Standardschriftart"><text:span text:style-name="T20">Why does the sifi_surcharge factor </text:span></text:span><text:span text:style-name="Absatz-Standardschriftart"><text:span text:style-name="T2"># reduce central bank liabilities</text:span></text:span><text:span text:style-name="Absatz-Standardschriftart"><text:span text:style-name="T20">? / </text:span></text:span><text:span text:style-name="Absatz-Standardschriftart"><text:span text:style-name="T2"># and increase banking capital</text:span></text:span><text:span text:style-name="Absatz-Standardschriftart"><text:span text:style-name="T20">. And why is this supposed to trigger a liability change? </text:span></text:span></text:p>
      <text:p text:style-name="P32"><text:span text:style-name="Absatz-Standardschriftart"><text:span text:style-name="T21">A: </text:span></text:span><text:span text:style-name="Absatz-Standardschriftart"><text:span text:style-name="T18">By default the sifi-factor is set to 1.0 (which means this it has no influence). However, as the code is already predefined one has the possibility to apply this non-linear factor. Larger banks (in terms of assets and connectedness) will then be required to hold more capital. For more details about the sifi_surcharge_factor see the environement.py </text:span></text:span></text:p>
      <text:p text:style-name="P34">If the sifi-factor is applied it will be &gt; 1 and thus increase the banking capital and lower the central bank liabilities </text:p>
      <text:p text:style-name="P7"/>
      <text:p text:style-name="P32"><text:span text:style-name="Absatz-Standardschriftart"><text:span text:style-name="T21">Q: </text:span></text:span><text:span text:style-name="Absatz-Standardschriftart"><text:span text:style-name="T20">Why is </text:span></text:span><text:span text:style-name="Absatz-Standardschriftart"><text:span text:style-name="T2">lastInsolvency = [0, -2]</text:span></text:span><text:span text:style-name="Absatz-Standardschriftart"><text:span text:style-name="T20">? I don’t understand the comment? Why -2? </text:span></text:span></text:p>
      <text:p text:style-name="P32"><text:span text:style-name="Absatz-Standardschriftart"><text:span text:style-name="T21">A: </text:span></text:span><text:span text:style-name="Absatz-Standardschriftart"><text:span text:style-name="T18">In fact this is a bit confusing. Normally t=-1 means never, however as we are in this case actually referring to the previous period (before the current period) we had to use -2 in order to state clear that we mean never. <text:s/></text:span></text:span></text:p>
      <text:p text:style-name="P51"/>
      <text:p text:style-name="P32"><text:span text:style-name="Absatz-Standardschriftart"><text:span text:style-name="T21">Q: </text:span></text:span><text:span text:style-name="Absatz-Standardschriftart"><text:span text:style-name="T20">Where is the </text:span></text:span><text:span text:style-name="Absatz-Standardschriftart"><text:span text:style-name="T2">state.riskAversionAmplificationFactor</text:span></text:span><text:span text:style-name="Absatz-Standardschriftart"><text:span text:style-name="T20">? Where can we find how it is defined? And why are we rounding the numbers? </text:span></text:span></text:p>
      <text:p text:style-name="P32"><text:span text:style-name="Absatz-Standardschriftart"><text:span text:style-name="T21">A: </text:span></text:span><text:span text:style-name="Absatz-Standardschriftart"><text:span text:style-name="T18">As it is instanced from state.py it is also defined there. And we are rounding them to make them not to long </text:span></text:span></text:p>
      <text:p text:style-name="P52"/>
      <text:p text:style-name="P32"><text:soft-page-break/><text:span text:style-name="Absatz-Standardschriftart"><text:span text:style-name="T21">Q: </text:span></text:span><text:span text:style-name="Absatz-Standardschriftart"><text:span text:style-name="T20">In several cases I do not know which values have been assigned to which variables or factor. Where for example can I find the exact value of </text:span></text:span><text:span text:style-name="Absatz-Standardschriftart"><text:span text:style-name="T2">def get_new_deposits(self, <text:s/>scaleFactor):</text:span></text:span><text:span text:style-name="Absatz-Standardschriftart"><text:span text:style-name="T20">, </text:span></text:span></text:p>
      <text:p text:style-name="P32"><text:span text:style-name="Absatz-Standardschriftart"><text:span text:style-name="T21">A: </text:span></text:span><text:span text:style-name="Absatz-Standardschriftart"><text:span text:style-name="T18">As in most of the cases, the scale factor is defined in the baseline-50.xml. This file provides actual numbers to a range of parameters of black_rhino.</text:span></text:span><text:span text:style-name="Absatz-Standardschriftart"><text:span text:style-name="T20"> </text:span></text:span></text:p>
      <text:p text:style-name="P7"/>
      <text:p text:style-name="P32"><text:span text:style-name="Absatz-Standardschriftart"><text:span text:style-name="T21">Q: </text:span></text:span><text:span text:style-name="Absatz-Standardschriftart"><text:span text:style-name="T20">What are all these numbers in this function “</text:span></text:span><text:span text:style-name="Absatz-Standardschriftart"><text:span text:style-name="T2">transaction.this_transaction”</text:span></text:span><text:span text:style-name="Absatz-Standardschriftart"><text:span text:style-name="T20"> stand for? For example </text:span></text:span><text:span text:style-name="Absatz-Standardschriftart"><text:span text:style-name="T2">transaction.this_transaction</text:span></text:span><text:span text:style-name="Absatz-Standardschriftart"><text:span text:style-name="T20">("rD", <text:s/></text:span></text:span><text:span text:style-name="Absatz-Standardschriftart"><text:span text:style-name="T4">self.identifier,</text:span></text:span><text:span text:style-name="Absatz-Standardschriftart"><text:span text:style-name="T20"> </text:span></text:span><text:span text:style-name="Absatz-Standardschriftart"><text:span text:style-name="T6"><text:s/>-3</text:span></text:span><text:span text:style-name="Absatz-Standardschriftart"><text:span text:style-name="T2">, <text:s/>value, <text:s/></text:span></text:span><text:span text:style-name="Absatz-Standardschriftart"><text:span text:style-name="T7">self.rb</text:span></text:span><text:span text:style-name="Absatz-Standardschriftart"><text:span text:style-name="T2">, </text:span></text:span><text:span text:style-name="Absatz-Standardschriftart"><text:span text:style-name="T9"><text:s/>0</text:span></text:span><text:span text:style-name="Absatz-Standardschriftart"><text:span text:style-name="T2">, <text:s/></text:span></text:span><text:span text:style-name="Absatz-Standardschriftart"><text:span text:style-name="T11">-1</text:span></text:span><text:span text:style-name="Absatz-Standardschriftart"><text:span text:style-name="T2">)</text:span></text:span></text:p>
      <text:p text:style-name="P32"><text:span text:style-name="Absatz-Standardschriftart"><text:span text:style-name="T21">A: </text:span></text:span><text:span text:style-name="Absatz-Standardschriftart"><text:span text:style-name="T18">If one compares it with the following function it might get a bit clearer bank.add_transaction("L", </text:span></text:span><text:span text:style-name="Absatz-Standardschriftart"><text:span text:style-name="T5">int(bank.identifier),</text:span></text:span><text:span text:style-name="Absatz-Standardschriftart"><text:span text:style-name="T13"> </text:span></text:span><text:span text:style-name="Absatz-Standardschriftart"><text:span text:style-name="T6">int(counterparty.identifier)</text:span></text:span><text:span text:style-name="Absatz-Standardschriftart"><text:span text:style-name="T18">, </text:span></text:span><text:span text:style-name="Absatz-Standardschriftart"><text:span text:style-name="T3">value</text:span></text:span><text:span text:style-name="Absatz-Standardschriftart"><text:span text:style-name="T18">, <text:s/></text:span></text:span><text:span text:style-name="Absatz-Standardschriftart"><text:span text:style-name="T8">interest</text:span></text:span><text:span text:style-name="Absatz-Standardschriftart"><text:span text:style-name="T18">, <text:s/></text:span></text:span><text:span text:style-name="Absatz-Standardschriftart"><text:span text:style-name="T10">maturity</text:span></text:span><text:span text:style-name="Absatz-Standardschriftart"><text:span text:style-name="T18">, </text:span></text:span><text:span text:style-name="Absatz-Standardschriftart"><text:span text:style-name="T12"><text:s/>timeOfDefault</text:span></text:span><text:span text:style-name="Absatz-Standardschriftart"><text:span text:style-name="T18">) <text:line-break/>Regarding the “counterparty.identifier” it probably makes sense to explain it a little bit more in detail, as this is nowhere explicitly stated in black_rhino. Each number simply refers to one sector in our economy:<text:line-break/> <text:tab/>-1<text:tab/>household-sector</text:span></text:span></text:p>
      <text:p text:style-name="Standard"><text:span text:style-name="Absatz-Standardschriftart"><text:span text:style-name="T21"><text:tab/><text:tab/></text:span></text:span><text:span text:style-name="Absatz-Standardschriftart"><text:span text:style-name="T18">-2 <text:tab/>firm-sector</text:span></text:span></text:p>
      <text:p text:style-name="P9"><text:tab/><text:tab/>-3 <text:tab/>Central bank</text:p>
      <text:p text:style-name="P53">-4 <text:tab/>banking-sector (note that when referring to banks “self.identifier” is the equivalent of -4)<text:line-break/></text:p>
      <text:p text:style-name="P32"><text:span text:style-name="Absatz-Standardschriftart"><text:span text:style-name="T21">Q: </text:span></text:span><text:span text:style-name="Absatz-Standardschriftart"><text:span text:style-name="T20">how to determine the optimal portfolio structure? </text:span></text:span><text:span text:style-name="Absatz-Standardschriftart"><text:span text:style-name="T2">Self.Lamb</text:span></text:span><text:span text:style-name="Absatz-Standardschriftart"><text:span text:style-name="T20"> comes out of the blue <text:s/></text:span></text:span></text:p>
      <text:p text:style-name="P32"><text:span text:style-name="Absatz-Standardschriftart"><text:span text:style-name="T21">A: </text:span></text:span><text:span text:style-name="Absatz-Standardschriftart"><text:span text:style-name="T18">In fact, the “optimal portfolio structure” is not a real matrix (which intuitively might be understood when reading “structure”) it is the share of risky vs. risk-free assets in the portfolio (which means 0 &lt; lamb &lt; 1). Or to be more precisely, lamb refers to the risky part while (1 – lamb) means the risk-free share. <text:s/></text:span></text:span></text:p>
      <text:p text:style-name="P37"/>
      <text:p text:style-name="P32"><text:span text:style-name="Absatz-Standardschriftart"><text:span text:style-name="T21">Q: </text:span></text:span><text:span text:style-name="Absatz-Standardschriftart"><text:span text:style-name="T20">Why is in </text:span></text:span><text:span text:style-name="Absatz-Standardschriftart"><text:span text:style-name="T2">transfer_excess_reserves</text:span></text:span><text:span text:style-name="Absatz-Standardschriftart"><text:span text:style-name="T20"> the planned Volume suddenly </text:span></text:span><text:span text:style-name="Absatz-Standardschriftart"><text:span text:style-name="T3">self.gamma*(1.0-self.lamb)*self.V</text:span></text:span></text:p>
      <text:p text:style-name="P32"><text:span text:style-name="Absatz-Standardschriftart"><text:span text:style-name="T21">A: </text:span></text:span><text:span text:style-name="Absatz-Standardschriftart"><text:span text:style-name="T18">Here we are referring to the risk-free part of the portfolio, as the central bank will only accept risk free assets as collateral. </text:span></text:span></text:p>
      <text:p text:style-name="P38"/>
      <text:p text:style-name="P32"><text:span text:style-name="Absatz-Standardschriftart"><text:span text:style-name="T21">Q: </text:span></text:span><text:span text:style-name="Absatz-Standardschriftart"><text:span text:style-name="T20">Why is in </text:span></text:span><text:span text:style-name="Absatz-Standardschriftart"><text:span text:style-name="T2">self.Ip = round(float(self.gamma*(self.lamb)*self.V), <text:s/>4)</text:span></text:span><text:span text:style-name="Absatz-Standardschriftart"><text:span text:style-name="T20"> (self.lamb) in brackes, while in </text:span></text:span><text:span text:style-name="Absatz-Standardschriftart"><text:span text:style-name="T2">optimalVolume = round(float(self.gamma*self.lamb*self.V), 4) </text:span></text:span><text:span text:style-name="Absatz-Standardschriftart"><text:span text:style-name="T20">it is not??? </text:span></text:span></text:p>
      <text:p text:style-name="P32"><text:span text:style-name="Absatz-Standardschriftart"><text:span text:style-name="T21">A: </text:span></text:span><text:span text:style-name="Absatz-Standardschriftart"><text:span text:style-name="T18">There is no difference, both is possible </text:span></text:span></text:p>
      <text:p text:style-name="P51"/>
      <text:p text:style-name="P32"><text:span text:style-name="Absatz-Standardschriftart"><text:span text:style-name="T21">Q: “</text:span></text:span><text:span text:style-name="Absatz-Standardschriftart"><text:span text:style-name="T2">self.Lp = self.Lp + value</text:span></text:span><text:span text:style-name="Absatz-Standardschriftart"><text:span text:style-name="T20">” couldn’t one also write self.Lp += value ?</text:span></text:span></text:p>
      <text:p text:style-name="P32"><text:span text:style-name="Absatz-Standardschriftart"><text:span text:style-name="T21">A: </text:span></text:span><text:span text:style-name="Absatz-Standardschriftart"><text:span text:style-name="T18">Yes one could</text:span></text:span></text:p>
      <text:p text:style-name="P16"><text:soft-page-break/></text:p>
      <text:p text:style-name="P32"><text:span text:style-name="Absatz-Standardschriftart"><text:span text:style-name="T21">Q: </text:span></text:span><text:span text:style-name="Absatz-Standardschriftart"><text:span text:style-name="T20">Why does the statement </text:span></text:span></text:p>
      <text:p text:style-name="P32"><text:span text:style-name="Absatz-Standardschriftart"><text:span text:style-name="T2">maturity = int(round(random.random()*state.firmLoanMaturity, 1)) </text:span></text:span><text:span text:style-name="Absatz-Standardschriftart"><text:span text:style-name="T20">will generate loans are up to 2 years?</text:span></text:span></text:p>
      <text:p text:style-name="P32"><text:span text:style-name="Absatz-Standardschriftart"><text:span text:style-name="T21">A: </text:span></text:span><text:span text:style-name="Absatz-Standardschriftart"><text:span text:style-name="T18">This is because in baseline-50.xml firmLoanMaturity is assigned a value of 500. As one year has approximately 250 working days and the random-function will be between 0.0 and 1.0 loans will be up to 2 years </text:span></text:span></text:p>
      <text:p text:style-name="P35"/>
      <text:p text:style-name="P32"><text:span text:style-name="Absatz-Standardschriftart"><text:span text:style-name="T21">Q: </text:span></text:span><text:span text:style-name="Absatz-Standardschriftart"><text:span text:style-name="T20">How does the fire-sale work? Is the price determined just endogenously by the size of a bank’s offer?</text:span></text:span></text:p>
      <text:p text:style-name="P32"><text:span text:style-name="Absatz-Standardschriftart"><text:span text:style-name="T24">A: </text:span></text:span><text:span text:style-name="Absatz-Standardschriftart"><text:span text:style-name="T25">Yes it is. For a full description see the paper by Gabrieli and Georg (mimeo)</text:span></text:span></text:p>
      <text:p text:style-name="P39"/>
      <text:h text:style-name="Überschrift_20_2" text:outline-level="2"><text:bookmark-start text:name="_Toc338424777"/><text:bookmark-start text:name="_Toc338778086"/><text:bookmark text:name="__RefHeading__2043_103169523"/><text:span text:style-name="Absatz-Standardschriftart"><text:span text:style-name="T20">Questions for </text:span></text:span><text:span text:style-name="Absatz-Standardschriftart"><text:span text:style-name="T1">Updater</text:span></text:span><text:bookmark-end text:name="_Toc338778086"/><text:span text:style-name="Absatz-Standardschriftart"><text:span text:style-name="T20"> </text:span></text:span><text:bookmark-end text:name="__RefHeading__2043_103169523"/></text:h>
      <text:p text:style-name="P7"/>
      <text:p text:style-name="P32"><text:span text:style-name="Absatz-Standardschriftart"><text:span text:style-name="T21">Q:</text:span></text:span><text:span text:style-name="Absatz-Standardschriftart"><text:span text:style-name="T20"> Why does the bank gets interest for its deposits, loans and central bank loans? Shouldn’t they </text:span></text:span><text:span text:style-name="Absatz-Standardschriftart"><text:span text:style-name="T18">pay</text:span></text:span><text:span text:style-name="Absatz-Standardschriftart"><text:span text:style-name="T20"> interest?</text:span></text:span></text:p>
      <text:p text:style-name="P41">bank.Q += bank.get_interest("D")</text:p>
      <text:p text:style-name="P41">bank.Q += bank.get_interest("L")</text:p>
      <text:p text:style-name="P41">bank.Q += bank.get_interest("LC")</text:p>
      <text:p text:style-name="P41"><text:tab/><text:tab/><text:tab/></text:p>
      <text:p text:style-name="P32"><text:span text:style-name="Absatz-Standardschriftart"><text:span text:style-name="T21">A: </text:span></text:span><text:span text:style-name="Absatz-Standardschriftart"><text:span text:style-name="T18">See convention about interest payment. In bank.py the code “get_intrest” specifies the interest payments. The convention is that if the transaction goes to one-self the bank is the recipient of the payment (deposits, centeral bank loans) and thus has to pay interest. If the transaction goes to someone else (not a bank) banks will get an interest payment. </text:span></text:span></text:p>
      <text:p text:style-name="P14">if (transaction.transactionTo == self.identifier): </text:p>
      <text:p text:style-name="P31">volume = volume - float(transaction.transactionValue)*</text:p>
      <text:p text:style-name="P31">float(transaction.transactionInterest)</text:p>
      <text:p text:style-name="P14">else:</text:p>
      <text:p text:style-name="P42">volume = volume + float(transaction.transactionValue)*</text:p>
      <text:p text:style-name="P42">float(transaction.transactionInterest)</text:p>
      <text:p text:style-name="P7"/>
      <text:h text:style-name="Überschrift_20_2" text:outline-level="2"><text:bookmark-start text:name="_Toc338778087"/><text:bookmark text:name="__RefHeading__2045_103169523"/><text:span text:style-name="Absatz-Standardschriftart"><text:span text:style-name="T20">Questions for </text:span></text:span><text:span text:style-name="Absatz-Standardschriftart"><text:span text:style-name="T1">generate_Banks</text:span></text:span><text:bookmark-end text:name="_Toc338424777"/><text:bookmark-end text:name="_Toc338778087"/><text:bookmark-end text:name="__RefHeading__2045_103169523"/></text:h>
      <text:p text:style-name="P37"/>
      <text:p text:style-name="P32"><text:span text:style-name="Absatz-Standardschriftart"><text:span text:style-name="T21">Q: </text:span></text:span><text:span text:style-name="Absatz-Standardschriftart"><text:span text:style-name="T20">I do not understand the code, what means the </text:span></text:span><text:span text:style-name="Absatz-Standardschriftart"><text:span text:style-name="T2">fileName += "%01d" % (i,)</text:span></text:span><text:span text:style-name="Absatz-Standardschriftart"><text:span text:style-name="T20"> ?</text:span></text:span></text:p>
      <text:p text:style-name="P32"><text:soft-page-break/><text:span text:style-name="Absatz-Standardschriftart"><text:span text:style-name="T21">A: </text:span></text:span><text:span text:style-name="Absatz-Standardschriftart"><text:span text:style-name="T18">This code ensures that the file name of the first bank starts with 00; 01; 02 and so on. This simply makes it a bit more structure than file names of 1; 2; 3; … 10; 11; … 21;… </text:span></text:span></text:p>
      <text:p text:style-name="P39"/>
      <text:h text:style-name="Überschrift_20_2" text:outline-level="2"><text:bookmark-start text:name="_Toc338424778"/><text:bookmark-start text:name="_Toc338778088"/><text:bookmark text:name="__RefHeading__2047_103169523"/><text:span text:style-name="Absatz-Standardschriftart"><text:span text:style-name="T20">Questions for </text:span></text:span><text:span text:style-name="Absatz-Standardschriftart"><text:span text:style-name="T1">generate_network</text:span></text:span><text:bookmark-end text:name="_Toc338424778"/><text:bookmark-end text:name="_Toc338778088"/><text:span text:style-name="Absatz-Standardschriftart"><text:span text:style-name="T20"> <text:s/></text:span></text:span><text:bookmark-end text:name="__RefHeading__2047_103169523"/></text:h>
      <text:p text:style-name="P37"/>
      <text:p text:style-name="P32"><text:span text:style-name="Absatz-Standardschriftart"><text:span text:style-name="T21">Q: </text:span></text:span><text:span text:style-name="Absatz-Standardschriftart"><text:span text:style-name="T20">Here we are just defining a random network for the cases where </text:span></text:span><text:span text:style-name="Absatz-Standardschriftart"><text:span text:style-name="T2">(sys.argv[2] == "ba"</text:span></text:span><text:span text:style-name="Absatz-Standardschriftart"><text:span text:style-name="T20"> or “random”?</text:span></text:span></text:p>
      <text:p text:style-name="P32"><text:span text:style-name="Absatz-Standardschriftart"><text:span text:style-name="T21">A: </text:span></text:span><text:span text:style-name="Absatz-Standardschriftart"><text:span text:style-name="T25">yes</text:span></text:span></text:p>
      <text:p text:style-name="P39"/>
      <text:p text:style-name="P32"><text:span text:style-name="Absatz-Standardschriftart"><text:span text:style-name="T21">Q: </text:span></text:span><text:span text:style-name="Absatz-Standardschriftart"><text:span text:style-name="T20">What is the difference between </text:span></text:span><text:span text:style-name="Absatz-Standardschriftart"><text:span text:style-name="T2">contracts = nx.DiGraph()</text:span></text:span><text:span text:style-name="Absatz-Standardschriftart"><text:span text:style-name="T20"> and </text:span></text:span><text:span text:style-name="Absatz-Standardschriftart"><text:span text:style-name="T2">exposures = nx.DiGraph()</text:span></text:span><text:span text:style-name="Absatz-Standardschriftart"><text:span text:style-name="T20">?</text:span></text:span></text:p>
      <text:p text:style-name="P32"><text:span text:style-name="Absatz-Standardschriftart"><text:span text:style-name="T21">A: </text:span></text:span><text:span text:style-name="Absatz-Standardschriftart"><text:span text:style-name="T18">While contracts refers to all </text:span></text:span><text:span text:style-name="Absatz-Standardschriftart"><text:span text:style-name="T19">possible</text:span></text:span><text:span text:style-name="Absatz-Standardschriftart"><text:span text:style-name="T18"> mutual lines of credit exposures is the more narrow concept as it refers to all </text:span></text:span><text:span text:style-name="Absatz-Standardschriftart"><text:span text:style-name="T19">actual</text:span></text:span><text:span text:style-name="Absatz-Standardschriftart"><text:span text:style-name="T18"> interbank exposures </text:span></text:span></text:p>
      <text:p text:style-name="P56"><text:span text:style-name="Absatz-Standardschriftart"><text:span text:style-name="T18"/></text:span></text:p>
      <text:h text:style-name="P67" text:outline-level="1"><text:bookmark-start text:name="_Toc338778091"/><text:bookmark text:name="__RefHeading__2053_103169523"/>Tests<text:bookmark-end text:name="_Toc338778091"/> <text:bookmark-end text:name="__RefHeading__2053_103169523"/></text:h>
      <text:p text:style-name="P11">This section provides some information about the tests that are implemented to ensure that the individual parts of black_rhino are functioning as they are supposed to.</text:p>
      <text:h text:style-name="Überschrift_20_2" text:outline-level="2"><text:bookmark-start text:name="_Toc338778092"/><text:bookmark text:name="__RefHeading__2055_103169523"/><text:span text:style-name="Absatz-Standardschriftart"><text:span text:style-name="T20">Test for Environment</text:span></text:span><text:bookmark-end text:name="_Toc338778092"/><text:bookmark-end text:name="__RefHeading__2055_103169523"/></text:h>
      <text:p text:style-name="P11"/>
      <text:list xml:id="list2649085631" text:style-name="L3">
        <text:list-item>
          <text:p text:style-name="P71"># initialize</text:p>
        </text:list-item>
      </text:list>
      <text:p text:style-name="P58">Is the logging.info established? </text:p>
      <text:p text:style-name="P58"/>
      <text:list xml:id="list157240613" text:continue-numbering="true" text:style-name="L3">
        <text:list-item>
          <text:p text:style-name="P72"># read_environment_file</text:p>
        </text:list-item>
      </text:list>
      <text:p text:style-name="P36">Print environment file and compare</text:p>
      <text:p text:style-name="P8"/>
      <text:list xml:id="list892528153" text:continue-numbering="true" text:style-name="L3">
        <text:list-item>
          <text:p text:style-name="P72"># write_environment_file(file_name)</text:p>
        </text:list-item>
      </text:list>
      <text:p text:style-name="P8"/>
      <text:list xml:id="list1930344737" text:continue-numbering="true" text:style-name="L3">
        <text:list-item>
          <text:p text:style-name="P72"># initialize_banks_from_files</text:p>
        </text:list-item>
      </text:list>
      <text:p text:style-name="P36">Print banks and compare </text:p>
      <text:p text:style-name="P8"/>
      <text:list xml:id="list431851786" text:continue-numbering="true" text:style-name="L3">
        <text:list-item>
          <text:p text:style-name="P72"># get_state</text:p>
        </text:list-item>
      </text:list>
      <text:p text:style-name="P36">Check length of state </text:p>
      <text:p text:style-name="P8"/>
      <text:list xml:id="list1184519562" text:continue-numbering="true" text:style-name="L3">
        <text:list-item>
          <text:p text:style-name="P72"># apply_sifi_surcharge</text:p>
        </text:list-item>
      </text:list>
      <text:p text:style-name="P36">Look at 1 out of 3 banks and check if sifi surcharge has been applied </text:p>
      <text:p text:style-name="P8"><text:soft-page-break/></text:p>
      <text:h text:style-name="Überschrift_20_2" text:outline-level="2"><text:bookmark-start text:name="_Toc338778093"/><text:bookmark text:name="__RefHeading__2057_103169523"/><text:span text:style-name="Absatz-Standardschriftart"><text:span text:style-name="T20">Test for </text:span></text:span><text:span text:style-name="Absatz-Standardschriftart"><text:span text:style-name="T1">State</text:span></text:span><text:bookmark-end text:name="_Toc338778093"/><text:bookmark-end text:name="__RefHeading__2057_103169523"/></text:h>
      <text:p text:style-name="P59"/>
      <text:list xml:id="list76776899" text:continue-numbering="true" text:style-name="L3">
        <text:list-item>
          <text:p text:style-name="P72"># addInsolvencyToHistory(time)</text:p>
        </text:list-item>
      </text:list>
      <text:p text:style-name="P36">Trigger an insolvency and check if it adds to the history </text:p>
      <text:p text:style-name="P8"/>
      <text:list xml:id="list247568607" text:continue-numbering="true" text:style-name="L3">
        <text:list-item>
          <text:p text:style-name="P72"># update_state(time)</text:p>
        </text:list-item>
      </text:list>
      <text:p text:style-name="P36">???</text:p>
      <text:p text:style-name="P7"/>
      <text:h text:style-name="Überschrift_20_2" text:outline-level="2"><text:bookmark-start text:name="_Toc338778094"/><text:bookmark text:name="__RefHeading__2059_103169523"/><text:span text:style-name="Absatz-Standardschriftart"><text:span text:style-name="T20">Test for </text:span></text:span><text:span text:style-name="Absatz-Standardschriftart"><text:span text:style-name="T1">Parameter</text:span></text:span><text:bookmark-end text:name="_Toc338778094"/><text:bookmark-end text:name="__RefHeading__2059_103169523"/></text:h>
      <text:p text:style-name="P59"/>
      <text:list xml:id="list1576706365" text:continue-numbering="true" text:style-name="L3">
        <text:list-item>
          <text:p text:style-name="P72"># add_parameter</text:p>
        </text:list-item>
      </text:list>
      <text:p text:style-name="P36">Check if it really adds parameter</text:p>
      <text:p text:style-name="P8"/>
      <text:h text:style-name="Überschrift_20_2" text:outline-level="2"><text:bookmark-start text:name="_Toc338778095"/><text:bookmark text:name="__RefHeading__2061_103169523"/><text:span text:style-name="Absatz-Standardschriftart"><text:span text:style-name="T20">Test for </text:span></text:span><text:span text:style-name="Absatz-Standardschriftart"><text:span text:style-name="T1">Network</text:span></text:span><text:bookmark-end text:name="_Toc338778095"/><text:bookmark-end text:name="__RefHeading__2061_103169523"/></text:h>
      <text:p text:style-name="P59"/>
      <text:list xml:id="list1207053030" text:continue-numbering="true" text:style-name="L3">
        <text:list-item>
          <text:p text:style-name="P72"># initialize_networks</text:p>
        </text:list-item>
      </text:list>
      <text:p text:style-name="P36">Maybe produce some graph that plots the network </text:p>
      <text:p text:style-name="P8"/>
      <text:list xml:id="list1544777232" text:continue-numbering="true" text:style-name="L3">
        <text:list-item>
          <text:p text:style-name="P72"># do_interbank_trades</text:p>
        </text:list-item>
      </text:list>
      <text:p text:style-name="P36">Check the change in Lp for Bank and neighbor </text:p>
      <text:p text:style-name="P8"/>
      <text:list xml:id="list49078093" text:continue-numbering="true" text:style-name="L3">
        <text:list-item>
          <text:p text:style-name="P72"># update_network_of_exposures</text:p>
        </text:list-item>
      </text:list>
      <text:p text:style-name="P36">???</text:p>
      <text:p text:style-name="P36"/>
      <text:list xml:id="list508341976" text:continue-numbering="true" text:style-name="L3">
        <text:list-item>
          <text:p text:style-name="P72"># remove_inactive_bank()</text:p>
        </text:list-item>
      </text:list>
      <text:p text:style-name="P36">Check if an inactive bank still holds nodes</text:p>
      <text:p text:style-name="P8"/>
      <text:list xml:id="list1139251612" text:continue-numbering="true" text:style-name="L3">
        <text:list-item>
          <text:p text:style-name="P72"># def remove_defaulted_loans(bank):</text:p>
        </text:list-item>
      </text:list>
      <text:p text:style-name="P36">???</text:p>
      <text:p text:style-name="P8"/>
      <text:list xml:id="list679457260" text:continue-numbering="true" text:style-name="L3">
        <text:list-item>
          <text:p text:style-name="P72"># liquidate_due_transactions</text:p>
        </text:list-item>
      </text:list>
      <text:p text:style-name="P36">???</text:p>
      <text:p text:style-name="P8"/>
      <text:list xml:id="list1528700151" text:continue-numbering="true" text:style-name="L3">
        <text:list-item>
          <text:p text:style-name="P72"># __str()__</text:p>
        </text:list-item>
        <text:list-item>
          <text:p text:style-name="P72"># write_network_of_exposures</text:p>
        </text:list-item>
      </text:list>
      <text:h text:style-name="P66" text:outline-level="2"><text:soft-page-break/></text:h>
      <text:h text:style-name="Überschrift_20_2" text:outline-level="2"><text:bookmark-start text:name="_Toc338778096"/><text:bookmark text:name="__RefHeading__2063_103169523"/><text:span text:style-name="Absatz-Standardschriftart"><text:span text:style-name="T20">Test for </text:span></text:span><text:span text:style-name="Absatz-Standardschriftart"><text:span text:style-name="T1">Bank</text:span></text:span><text:bookmark-end text:name="_Toc338778096"/><text:bookmark-end text:name="__RefHeading__2063_103169523"/></text:h>
      <text:p text:style-name="P59"/>
      <text:list xml:id="list882205365" text:continue-numbering="true" text:style-name="L3">
        <text:list-item>
          <text:p text:style-name="P73"># get_parameters_from_file</text:p>
        </text:list-item>
        <text:list-item>
          <text:p text:style-name="P74"># apply_sifi_surcharge</text:p>
        </text:list-item>
        <text:list-item>
          <text:p text:style-name="P74"># update_maturity</text:p>
        </text:list-item>
      </text:list>
      <text:p text:style-name="P48"><text:tab/>This test checks bank.update_maturity(). It is successful if the maturity of all transactions is reduced by one when the bank is printed the second time. Note that for investments also the time of default has to be reduced by one.</text:p>
      <text:p text:style-name="P48"/>
      <text:list xml:id="list1898438248" text:style-name="L4">
        <text:list-item>
          <text:p text:style-name="P75"># update_risk_aversion</text:p>
        </text:list-item>
      </text:list>
      <text:p text:style-name="P43"><text:span text:style-name="Absatz-Standardschriftart"><text:span text:style-name="T14">Tricky one, test doesn’t work yet.</text:span></text:span></text:p>
      <text:p text:style-name="P44"/>
      <text:list xml:id="list224418831" text:style-name="L3">
        <text:list-item>
          <text:p text:style-name="P74"># get_interest</text:p>
        </text:list-item>
      </text:list>
      <text:p text:style-name="P48">This test checks bank.initialize_standard_bank. It is successful if a standard Bank with 2 assets (I = 100), E = 90, D = 250 and pReal = 0,9 etc. has been created. See 'initialize_standard_bank' in bank.py for details.</text:p>
      <text:p text:style-name="P8"/>
      <text:list xml:id="list935811584" text:continue-numbering="true" text:style-name="L3">
        <text:list-item>
          <text:p text:style-name="P74"># liquidate_due_transactions</text:p>
        </text:list-item>
      </text:list>
      <text:p text:style-name="P48">This test checks bank.liquidate_due_transactions(). It is successful if the maturity of the investments is 0 and if the two investment the return their respective value (which should be 200 in total for the standard bank). </text:p>
      <text:p text:style-name="P49"/>
      <text:list xml:id="list289266569" text:continue-numbering="true" text:style-name="L3">
        <text:list-item>
          <text:p text:style-name="P74"># def get_ new_deposits</text:p>
        </text:list-item>
      </text:list>
      <text:p text:style-name="P45">This test checks bank.get_new_deposits. It returns the change of the deposits of the bank (250). With a scaleFactor of 0.02 this change should fluctuate randomly between +5 and -5. </text:p>
      <text:p text:style-name="P55"/>
      <text:list xml:id="list950560123" text:continue-numbering="true" text:style-name="L3">
        <text:list-item>
          <text:p text:style-name="P74"># transfer_required_deposits</text:p>
        </text:list-item>
      </text:list>
      <text:p text:style-name="P45">This test checks bank.transfer_required_deposits. First we delete the required deposits of the standard bank, afterwards we calculate the new rD using the respective function. For r=0.05 the output should be -12.5 </text:p>
      <text:p text:style-name="P6"/>
      <text:list xml:id="list1497807338" text:continue-numbering="true" text:style-name="L3">
        <text:list-item>
          <text:p text:style-name="P74"># reduce_banking_capital</text:p>
        </text:list-item>
      </text:list>
      <text:p text:style-name="P45">This test checks bank.reduce_banking_capital. It returns the reduced banking capital. Suppose the banking capital of our standard bank is reduced by 5, so the new BC will be 40 - 5 = 35 </text:p>
      <text:p text:style-name="P40"/>
      <text:list xml:id="list1584677532" text:continue-numbering="true" text:style-name="L3">
        <text:list-item>
          <text:p text:style-name="P74"><text:soft-page-break/># check_solvency</text:p>
        </text:list-item>
      </text:list>
      <text:p text:style-name="P47">This test checks bank.check_solvency. Within this test the required_capital_ratio is set extremely high so that our standard bank will fail to meet its capital requirement. Subsequently 'active' will be set to -1</text:p>
      <text:p text:style-name="P5"/>
      <text:list xml:id="list1662644005" text:continue-numbering="true" text:style-name="L3">
        <text:list-item>
          <text:p text:style-name="P74"># check_liquidity</text:p>
        </text:list-item>
      </text:list>
      <text:p text:style-name="P47">This test checks bank.check_liquidity. Within this test Q is set &lt; 0.0 so that our standard bank will become illiquid. Subsequently 'active' will be set to -1 </text:p>
      <text:p text:style-name="P5"/>
      <text:list xml:id="list567005440" text:continue-numbering="true" text:style-name="L3">
        <text:list-item>
          <text:p text:style-name="P74"># calculate_liquidity_demand</text:p>
        </text:list-item>
      </text:list>
      <text:p text:style-name="P47">This test checks bank.calculate_liquidity_demand. It will calculate the liquidity demand for the standard bank according to its parameters and the formulas used in bank.calculate_liquidity_demand. As a reminder the parameters for the standard bank are: </text:p>
      <text:p text:style-name="P8"><text:tab/><text:tab/>gamma = 0.8 <text:s text:c="26"/></text:p>
      <text:p text:style-name="P8"><text:tab/><text:tab/>lamb = 0.5</text:p>
      <text:p text:style-name="P21">V = 250.0 <text:s/></text:p>
      <text:p text:style-name="P21">Q = 0.0</text:p>
      <text:p text:style-name="P28">The formulas for bank.calculate_liquidity_demand are:</text:p>
      <text:p text:style-name="P21">Ip = gamma * lamb * V = 0.8 * 0,5 * 250.0 = 100.0</text:p>
      <text:p text:style-name="P21">Ep = gamma * (1.0 - lamb) * V = 0.8 * 0,5 * 250.0 = 100.0</text:p>
      <text:p text:style-name="P21">Lp = Q - ((Ip-I) + (Ep-E)) = 0.0 – ((100-200) + (90-100))</text:p>
      <text:p text:style-name="P28">The result should be Lp = 90.0</text:p>
      <text:p text:style-name="P30"/>
      <text:list xml:id="list1073866390" text:continue-numbering="true" text:style-name="L3">
        <text:list-item>
          <text:p text:style-name="P74"># get_central_bank_liquidity</text:p>
        </text:list-item>
      </text:list>
      <text:p text:style-name="P46"><text:span text:style-name="Absatz-Standardschriftart"><text:span text:style-name="T20">This test checks bank.get_central_bank_liquidity. First we have to set Lp &lt; 0.0 in order to set the bank in a position of liquidity shortage (Lp = -50.0). Now suppose that the CB regards only 0.8 of the bank’s assets as safe (collateralQuality = 0.8). For I = 200.0 the bank should get enough liquidity (up to 160.0). As a result LC should increase to LC = 60.0 and Lp should be 0 again.</text:span></text:span></text:p>
      <text:p text:style-name="P12"/>
      <text:list xml:id="list1280600291" text:continue-numbering="true" text:style-name="L3">
        <text:list-item>
          <text:p text:style-name="P74"># liquidate_assets</text:p>
        </text:list-item>
      </text:list>
      <text:p text:style-name="P47">This test checks bank.liquidate_assets. First we have to set Lp &lt; 0.0 in order to set the bank in a position of liquidity shortage (Lp = -10.0). Suppose that the liquidity discount factor will be 0.05 and for Ip we have to assume e.g. 250 in order to trigger the loop in the code. The requiredCapitalRatio is = 0.08 for the standard bank. </text:p>
      <text:p text:style-name="P33"><text:span text:style-name="Absatz-Standardschriftart"><text:span text:style-name="T20">Under the current circumstances (bug?) this will lead to Lp = -160.0 in the first loop and liquidation price of 0.9608. Both assets have to be sold now and the BC will be decreased from 40.0 to 32.16. </text:span></text:span><text:span text:style-name="T22">Lp will now be 32. 16 </text:span></text:p>
      <text:p text:style-name="P13"><text:soft-page-break/></text:p>
      <text:p text:style-name="P18">Ich glaube hier ist tatsächlich ein Bug… in dem Abschnitt </text:p>
      <text:p text:style-name="P3"><text:span text:style-name="Absatz-Standardschriftart"><text:span text:style-name="T15"><text:tab/><text:tab/><text:tab/></text:span></text:span><text:span text:style-name="Absatz-Standardschriftart"><text:span text:style-name="T14">if (self.Ip &gt; current_I):</text:span></text:span></text:p>
      <text:p text:style-name="P17"><text:tab/><text:tab/><text:tab/><text:tab/>self.Ip -= current_I</text:p>
      <text:p text:style-name="P17"><text:tab/><text:tab/><text:tab/><text:tab/>self.Lp += (self.Ip - current_I)</text:p>
      <text:p text:style-name="P17"><text:tab/><text:tab/><text:tab/>if (self.Ep &gt; current_E):</text:p>
      <text:p text:style-name="P17"><text:tab/><text:tab/><text:tab/><text:tab/>self.Ep -= current_E</text:p>
      <text:p text:style-name="P17"><text:tab/><text:tab/><text:tab/><text:tab/>self.Lp += (self.Ep - current_E)</text:p>
      <text:p text:style-name="P18">Ist da der Teil des Codes nicht quasi doppelt-gemoppelt? Ziehe ich so das current_I nicht 2-mal ab, weil ich das current_I von vom self.Ip und dann nochmal bei self.Lp abziehe?</text:p>
      <text:p text:style-name="P18">Ich glaube eigentlich müsste der Code so sein, oder?:</text:p>
      <text:p text:style-name="P3"><text:span text:style-name="Absatz-Standardschriftart"><text:span text:style-name="T15"><text:tab/><text:tab/><text:tab/></text:span></text:span><text:span text:style-name="Absatz-Standardschriftart"><text:span text:style-name="T14">if (self.Ip &gt; current_I):</text:span></text:span></text:p>
      <text:p text:style-name="P17"><text:tab/><text:tab/><text:tab/><text:tab/>self.Ip -= current_I</text:p>
      <text:p text:style-name="P17"><text:tab/><text:tab/><text:tab/><text:tab/>self.Lp += self.Ip</text:p>
      <text:p text:style-name="P17"><text:tab/><text:tab/><text:tab/>if (self.Ep &gt; current_E):</text:p>
      <text:p text:style-name="P17"><text:tab/><text:tab/><text:tab/><text:tab/>self.Ep -= current_E</text:p>
      <text:p text:style-name="P17"><text:tab/><text:tab/><text:tab/><text:tab/>self.Lp += self.Ep</text:p>
      <text:p text:style-name="P17"/>
      <text:p text:style-name="P18">Nächste Frage:</text:p>
      <text:p text:style-name="P18">Was ist eigentlich mit der balance sheet der Bank? Die geht doch jetzt auch nicht mehr auf? Irgendwo müsste die doch wieder in Ausgleich gebracht werden?</text:p>
      <text:p text:style-name="P13"/>
      <text:p text:style-name="P13"/>
      <text:list xml:id="list690893765" text:continue-numbering="true" text:style-name="L3">
        <text:list-item>
          <text:p text:style-name="P74"># transfer_investments</text:p>
        </text:list-item>
      </text:list>
      <text:p text:style-name="P5"/>
      <text:p text:style-name="P18">Nächste Frage:</text:p>
      <text:p text:style-name="P18">Dadurch dass die calculate_optimal_investment_volume methode aufgerufen wird, kann man keinen Einfluss mehr auf das Volume nehmen. Derzeit ist das plannedVolume immer negativer weswegen die beiden Schleifen nicht getriggered werden. </text:p>
      <text:p text:style-name="P18">Möglicher Bug ist:</text:p>
      <text:p text:style-name="P18">plannedVolume = optimalVolume – currentVolume</text:p>
      <text:p text:style-name="P18"/>
      <text:p text:style-name="P18">Dann würde im Falle der Standard Bank das planend Volumen von 200 (current volumen) auf -196.7298 sinken </text:p>
      <text:p text:style-name="P18"/>
      <text:p text:style-name="P18">Ich denke richtig wäre:</text:p>
      <text:p text:style-name="P18">plannedVolume = currentVolume + optimalVolume</text:p>
      <text:p text:style-name="P18"/>
      <text:p text:style-name="P18">Dann steigt das planned Volume auf insg. 203.2702</text:p>
      <text:p text:style-name="P18"><text:soft-page-break/></text:p>
      <text:p text:style-name="P18">Darüber hinaus gibt es einen Fehler im SourceCode</text:p>
      <text:p text:style-name="P18"/>
      <text:p text:style-name="P17">File "src/bank.py", line 527, in transfer_investments </text:p>
      <text:p text:style-name="P17">transaction.this_transaction("I", <text:s/>self.identifier, -2, <text:s/>transactionVolume, <text:s/>self.rho, <text:s/>maturity, <text:s/>timeOfDefault)</text:p>
      <text:p text:style-name="P17">AttributeError: 'Bank' object has no attribute 'rho'</text:p>
      <text:p text:style-name="P17"/>
      <text:p text:style-name="P18">rho ist nirgendwo definiert in bank.py immer nur rhoReal oder rhoFinancial </text:p>
      <text:p text:style-name="P13"/>
      <text:list xml:id="list230500779" text:continue-numbering="true" text:style-name="L3">
        <text:list-item>
          <text:p text:style-name="P74"># transfer_excess_reserves</text:p>
        </text:list-item>
      </text:list>
      <text:p text:style-name="P54">This test checks bank.transfer_excess_reserves. It is successful if the excess reserves of our standard bank are increase. Under the assumption that our banks faces a liquidity surplus (available volume) of Q = +100.0 the balance sheet of our bank should get an additional transaction-position of E with a value of 100.0. </text:p>
      <text:p text:style-name="P5"/>
      <text:list xml:id="list780933694" text:continue-numbering="true" text:style-name="L3">
        <text:list-item>
          <text:p text:style-name="P74"># calculate_optimal_investment_volume</text:p>
        </text:list-item>
      </text:list>
      <text:p text:style-name="P54">This test checks bank.calculate_optimal_investment_volume. First of all we have to change pReal in order to ensure that mu will be &gt;0 so that lamb will also be &gt;0 and &lt;1. Now for our standard bank mu will now be 0.0197, sigma2= 0.0105, lamb = 0.3014 and V = 13.5635. As we have no leverage ratio for our standard Bank the result should be V = 13.5635.</text:p>
      <text:p text:style-name="P8"/>
      <text:p text:style-name="P17">BUG: ???</text:p>
      <text:p text:style-name="P7">self.V = math.pow( self.xi*(1.0/self.rb)*</text:p>
      <text:p text:style-name="Standard"><text:span text:style-name="Absatz-Standardschriftart"><text:span text:style-name="T20">pow( (1.0+self.lamb*mu-</text:span></text:span><text:span text:style-name="Absatz-Standardschriftart"><text:span text:style-name="T14"> 0.5*self.lamb*self.lamb*sigma2</text:span></text:span><text:span text:style-name="Absatz-Standardschriftart"><text:span text:style-name="T20">) ,</text:span></text:span></text:p>
      <text:p text:style-name="P7"><text:s/>(1.0-self.theta) ), (1.0/self.theta) )</text:p>
      <text:p text:style-name="Standard"><text:span text:style-name="Absatz-Standardschriftart"><text:span text:style-name="T15">Ich weiß nicht ob du das in einer anderen Version von BR schon geändert hast, (aber im Paper ist es anders forumliert als in BR (Im paper: 0.5*lamb*lamb*</text:span></text:span><text:span text:style-name="Absatz-Standardschriftart"><text:span text:style-name="T16">theta</text:span></text:span><text:span text:style-name="Absatz-Standardschriftart"><text:span text:style-name="T15">*sigma2)</text:span></text:span></text:p>
      <text:p text:style-name="P12"/>
      <text:list xml:id="list1203288116" text:continue-numbering="true" text:style-name="L3">
        <text:list-item>
          <text:p text:style-name="P74"># initialize_transactions</text:p>
        </text:list-item>
        <text:list-item>
          <text:p text:style-name="P74"># get_initial_banking_capital</text:p>
        </text:list-item>
        <text:list-item>
          <text:p text:style-name="P74"># get_account</text:p>
        </text:list-item>
        <text:list-item>
          <text:p text:style-name="P74"># get_account_num_transactions</text:p>
        </text:list-item>
        <text:list-item>
          <text:p text:style-name="P74"># add_transaction</text:p>
        </text:list-item>
        <text:list-item>
          <text:p text:style-name="P74"># clear_accounts</text:p>
        </text:list-item>
        <text:list-item>
          <text:p text:style-name="P74"># purge_accounts</text:p>
        </text:list-item>
        <text:list-item>
          <text:p text:style-name="P74"># change_deposits(self, change)</text:p>
        </text:list-item>
        <text:list-item>
          <text:p text:style-name="P74"># initialize_standard_bank()</text:p>
        </text:list-item>
      </text:list>
      <text:p text:style-name="P48"><text:soft-page-break/><text:tab/>This test checks bank.initialize_standard_bank(). It is successfull if a standart Bank with 2 asstets (I = 100), E = 90, D = 250 <text:s/>and pReal = 0,9 etc. has been created. See 'initialize_standard_bank' in bank.py for details.</text:p>
      <text:h text:style-name="P66" text:outline-level="2"/>
      <text:h text:style-name="Überschrift_20_2" text:outline-level="2"><text:bookmark-start text:name="_Toc338778097"/><text:bookmark text:name="__RefHeading__2065_103169523"/><text:span text:style-name="Absatz-Standardschriftart"><text:span text:style-name="T20">Test for Transaction</text:span></text:span><text:bookmark-end text:name="_Toc338778097"/><text:bookmark-end text:name="__RefHeading__2065_103169523"/></text:h>
      <text:list xml:id="list228068929" text:continue-numbering="true" text:style-name="L3">
        <text:list-item>
          <text:p text:style-name="P72"># this_transaction</text:p>
        </text:list-item>
        <text:list-item>
          <text:p text:style-name="P72"># write_transaction()</text:p>
          <text:p text:style-name="P72"/>
        </text:list-item>
      </text:list>
      <text:h text:style-name="Überschrift_20_2" text:outline-level="2"><text:bookmark-start text:name="_Toc338778098"/><text:bookmark text:name="__RefHeading__2067_103169523"/><text:span text:style-name="Absatz-Standardschriftart"><text:span text:style-name="T20">Test for </text:span></text:span><text:span text:style-name="Absatz-Standardschriftart"><text:span text:style-name="T1">Runner</text:span></text:span><text:bookmark-end text:name="_Toc338778098"/><text:bookmark-end text:name="__RefHeading__2067_103169523"/></text:h>
      <text:list xml:id="list1162188805" text:continue-numbering="true" text:style-name="L3">
        <text:list-item>
          <text:p text:style-name="P72"># do_run</text:p>
          <text:p text:style-name="P72"/>
        </text:list-item>
      </text:list>
      <text:h text:style-name="Überschrift_20_2" text:outline-level="2"><text:bookmark-start text:name="_Toc338778099"/><text:bookmark text:name="__RefHeading__2069_103169523"/><text:span text:style-name="Absatz-Standardschriftart"><text:span text:style-name="T20">Test for </text:span></text:span><text:span text:style-name="Absatz-Standardschriftart"><text:span text:style-name="T1">Updater</text:span></text:span><text:bookmark-end text:name="_Toc338778099"/><text:bookmark-end text:name="__RefHeading__2069_103169523"/></text:h>
      <text:list xml:id="list1324113520" text:continue-numbering="true" text:style-name="L3">
        <text:list-item>
          <text:p text:style-name="P72"># do_update</text:p>
        </text:list-item>
        <text:list-item>
          <text:p text:style-name="P72"># do_update_phase1</text:p>
        </text:list-item>
        <text:list-item>
          <text:p text:style-name="P72"># do_update_phase2</text:p>
        </text:list-item>
        <text:list-item>
          <text:p text:style-name="P72"># do_update_phase3</text:p>
        </text:list-item>
        <text:list-item>
          <text:p text:style-name="P72"># find_active_banks()</text:p>
        </text:list-item>
      </text:list>
      <text:h text:style-name="P66" text:outline-level="2"/>
      <text:h text:style-name="Überschrift_20_2" text:outline-level="2"><text:bookmark-start text:name="_Toc338778100"/><text:bookmark text:name="__RefHeading__2071_103169523"/><text:span text:style-name="Absatz-Standardschriftart"><text:span text:style-name="T20">Test for </text:span></text:span><text:span text:style-name="Absatz-Standardschriftart"><text:span text:style-name="T1">Shock</text:span></text:span><text:bookmark-end text:name="_Toc338778100"/><text:bookmark-end text:name="__RefHeading__2071_103169523"/></text:h>
      <text:list xml:id="list1084181873" text:continue-numbering="true" text:style-name="L3">
        <text:list-item>
          <text:p text:style-name="P72"># do_shock</text:p>
        </text:list-item>
        <text:list-item>
          <text:p text:style-name="P72"># find_largest_bank()</text:p>
          <text:p text:style-name="P72"/>
        </text:list-item>
      </text:list>
      <text:h text:style-name="Überschrift_20_2" text:outline-level="2"><text:bookmark-start text:name="_Toc338778101"/><text:bookmark text:name="__RefHeading__2073_103169523"/><text:span text:style-name="Absatz-Standardschriftart"><text:span text:style-name="T20">Test for Measurement</text:span></text:span><text:bookmark-end text:name="_Toc338778101"/><text:span text:style-name="Absatz-Standardschriftart"><text:span text:style-name="T20">s</text:span></text:span><text:bookmark-end text:name="__RefHeading__2073_103169523"/></text:h>
      <text:list xml:id="list908634684" text:continue-numbering="true" text:style-name="L3">
        <text:list-item>
          <text:p text:style-name="P72"># def do_measurement()</text:p>
        </text:list-item>
        <text:list-item>
          <text:p text:style-name="P72"># def do_histograms()</text:p>
        </text:list-item>
        <text:list-item>
          <text:p text:style-name="P72"># def write_histograms()</text:p>
        </text:list-item>
        <text:list-item>
          <text:p text:style-name="P72"># def write_histo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3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3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de" fo:country="DE" fo:font-style="normal" fo:text-shadow="none" style:text-underline-style="none" fo:font-weight="normal" style:letter-kerning="false" fo:background-color="transparent" style:font-name-asian="Ari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25%" fo:hyphenation-ladder-count="no-limit"/>
      <style:text-properties style:language-asian="de" style:country-asian="DE" style:font-size-complex="10pt" fo:hyphenate="false" fo:hyphenation-remain-char-count="0" fo:hyphenation-push-char-count="0"/>
    </style:style>
    <style:style style:name="Überschrift_20_1" style:display-name="Überschrift 1" style:family="paragraph" style:parent-style-name="Standard" style:next-style-name="Standard" style:auto-update="true" style:default-outline-level="1">
      <style:paragraph-properties fo:margin-top="0.635cm" fo:margin-bottom="0.318cm" fo:line-height="100%" fo:hyphenation-ladder-count="no-limit" fo:keep-with-next="always"/>
      <style:text-properties fo:font-size="12pt" fo:language="en" fo:country="US" fo:font-weight="bold" style:font-size-asian="12pt" style:font-weight-asian="bold" style:font-size-complex="12pt" fo:hyphenate="false" fo:hyphenation-remain-char-count="0" fo:hyphenation-push-char-count="0"/>
    </style:style>
    <style:style style:name="Überschrift_20_2" style:display-name="Überschrift 2" style:family="paragraph" style:parent-style-name="Standard" style:next-style-name="Standard" style:auto-update="true" style:default-outline-level="2">
      <style:paragraph-properties fo:margin-top="0.423cm" fo:margin-bottom="0.212cm" fo:line-height="100%" fo:hyphenation-ladder-count="no-limit" fo:keep-with-next="always"/>
      <style:text-properties fo:font-size="12pt" fo:font-weight="bold" style:font-size-asian="12pt" style:font-weight-asian="bold" fo:hyphenate="false" fo:hyphenation-remain-char-count="0" fo:hyphenation-push-char-count="0"/>
    </style:style>
    <style:style style:name="Überschrift_20_3" style:display-name="Überschrift 3" style:family="paragraph" style:parent-style-name="Standard" style:next-style-name="Standard" style:auto-update="true" style:default-outline-level="3">
      <style:paragraph-properties fo:margin-top="0.318cm" fo:margin-bottom="0.212cm" fo:line-height="100%" fo:hyphenation-ladder-count="no-limit" fo:keep-with-next="always"/>
      <style:text-properties fo:font-weight="bold" style:font-weight-asian="bold" fo:hyphenate="false" fo:hyphenation-remain-char-count="0" fo:hyphenation-push-char-count="0"/>
    </style:style>
    <style:style style:name="Überschrift_20_4" style:display-name="Überschrift 4" style:family="paragraph" style:parent-style-name="Standard" style:next-style-name="Standard" style:auto-update="true" style:default-outline-level="4">
      <style:paragraph-properties fo:margin-top="0.282cm" fo:margin-bottom="0.212cm" fo:line-height="100%" fo:hyphenation-ladder-count="no-limit" fo:keep-with-next="always"/>
      <style:text-properties fo:font-style="italic" fo:font-weight="bold" style:font-style-asian="italic" style:font-weight-asian="bold" fo:hyphenate="false" fo:hyphenation-remain-char-count="0" fo:hyphenation-push-char-count="0"/>
    </style:style>
    <style:style style:name="Überschrift_20_5" style:display-name="Überschrift 5" style:family="paragraph" style:parent-style-name="Standard" style:next-style-name="Standard" style:auto-update="true" style:default-outline-level="5">
      <style:paragraph-properties fo:margin-top="0.247cm" fo:margin-bottom="0.212cm" fo:line-height="100%" fo:hyphenation-ladder-count="no-limit" fo:keep-with-next="always"/>
      <style:text-properties fo:font-style="italic" fo:font-weight="bold" style:font-style-asian="italic" style:font-weight-asian="bold" fo:hyphenate="fals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423cm" fo:margin-bottom="0.106cm" fo:hyphenation-ladder-count="no-limit"/>
      <style:text-properties style:font-name="Times New Roman" fo:font-weight="bold" style:font-weight-asian="bold" style:font-size-complex="11pt" style:font-weight-complex="bold" fo:hyphenate="fals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423cm" fo:margin-bottom="0.106cm" fo:hyphenation-ladder-count="no-limit"/>
      <style:text-properties style:font-name="Times New Roman" fo:font-size="12pt" style:font-size-asian="12pt" fo:hyphenate="fals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423cm" fo:margin-bottom="0.106cm"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423cm" fo:margin-bottom="0.106cm" fo:hyphenation-ladder-count="no-limit"/>
      <style:text-properties style:font-name-complex="Arial" style:font-size-complex="11pt" fo:hyphenate="false" fo:hyphenation-remain-char-count="0" fo:hyphenation-push-char-count="0"/>
    </style:style>
    <style:style style:name="Abbildungsverzeichnis" style:family="paragraph" style:parent-style-name="Standard" style:next-style-name="Standard">
      <style:paragraph-properties fo:margin-left="0.776cm" fo:margin-right="0cm" fo:text-align="justify" style:justify-single-word="false" fo:hyphenation-ladder-count="no-limit" fo:text-indent="-0.776cm" style:auto-text-indent="false">
        <style:tab-stops/>
      </style:paragraph-properties>
      <style:text-properties fo:hyphenate="false" fo:hyphenation-remain-char-count="0" fo:hyphenation-push-char-count="0"/>
    </style:style>
    <style:style style:name="Aufzählungszeichen1" style:family="paragraph" style:parent-style-name="Standard" style:list-style-name="LFO2">
      <style:paragraph-properties fo:margin-top="0cm" fo:margin-bottom="0.212cm" fo:line-height="0.423cm" fo:hyphenation-ladder-count="no-limit"/>
      <style:text-properties fo:hyphenate="false" fo:hyphenation-remain-char-count="0" fo:hyphenation-push-char-count="0"/>
    </style:style>
    <style:style style:name="Aufzählungszeichen2" style:family="paragraph" style:parent-style-name="Standard" style:list-style-name="LFO3">
      <style:paragraph-properties fo:margin-top="0cm" fo:margin-bottom="0.212cm" fo:line-height="0.423cm" fo:hyphenation-ladder-count="no-limit"/>
      <style:text-properties fo:hyphenate="false" fo:hyphenation-remain-char-count="0" fo:hyphenation-push-char-count="0"/>
    </style:style>
    <style:style style:name="Aufzählungszeichen3" style:family="paragraph" style:parent-style-name="Standard" style:list-style-name="LFO4">
      <style:paragraph-properties fo:margin-top="0cm" fo:margin-bottom="0.212cm" fo:line-height="0.423cm" fo:hyphenation-ladder-count="no-limit"/>
      <style:text-properties fo:hyphenate="false" fo:hyphenation-remain-char-count="0" fo:hyphenation-push-char-count="0"/>
    </style:style>
    <style:style style:name="Aufzählungszeichen4" style:family="paragraph" style:parent-style-name="Standard" style:list-style-name="LFO5">
      <style:paragraph-properties fo:margin-top="0cm" fo:margin-bottom="0.212cm" fo:line-height="0.423cm" fo:hyphenation-ladder-count="no-limit"/>
      <style:text-properties fo:hyphenate="false" fo:hyphenation-remain-char-count="0" fo:hyphenation-push-char-count="0"/>
    </style:style>
    <style:style style:name="Fußnotentext" style:family="paragraph" style:parent-style-name="Standard">
      <style:paragraph-properties fo:margin-left="0.25cm" fo:margin-right="0cm" fo:line-height="0.318cm" fo:hyphenation-ladder-count="no-limit" fo:text-indent="-0.25cm" style:auto-text-indent="false">
        <style:tab-stops/>
      </style:paragraph-properties>
      <style:text-properties fo:font-size="8pt" style:font-size-asian="8pt" style:font-size-complex="8pt" fo:hyphenate="false" fo:hyphenation-remain-char-count="0" fo:hyphenation-push-char-count="0"/>
    </style:style>
    <style:style style:name="Fußzeile" style:family="paragraph" style:parent-style-name="Standard">
      <style:paragraph-properties fo:line-height="100%" fo:hyphenation-ladder-count="no-limit">
        <style:tab-stops>
          <style:tab-stop style:position="8.001cm" style:type="center"/>
          <style:tab-stop style:position="16.002cm" style:type="right"/>
        </style:tab-stops>
      </style:paragraph-properties>
      <style:text-properties style:font-size-complex="7pt" fo:hyphenate="false" fo:hyphenation-remain-char-count="0" fo:hyphenation-push-char-count="0"/>
    </style:style>
    <style:style style:name="Gliederung_20_mit_20_Aufzählung" style:display-name="Gliederung mit Aufzählung" style:family="paragraph" style:parent-style-name="Standard" style:list-style-name="LFO8">
      <style:paragraph-properties fo:line-height="130%" fo:hyphenation-ladder-count="no-limit"/>
      <style:text-properties fo:hyphenate="false" fo:hyphenation-remain-char-count="0" fo:hyphenation-push-char-count="0"/>
    </style:style>
    <style:style style:name="Gliederung_20_mit_20_Nummerierung" style:display-name="Gliederung mit Nummerierung" style:family="paragraph" style:parent-style-name="Standard" style:list-style-name="LFO9">
      <style:paragraph-properties fo:line-height="130%" fo:hyphenation-ladder-count="no-limit"/>
      <style:text-properties fo:hyphenate="false" fo:hyphenation-remain-char-count="0" fo:hyphenation-push-char-count="0"/>
    </style:style>
    <style:style style:name="Häng._20_Einrückung1" style:display-name="Häng. Einrückung1" style:family="paragraph" style:parent-style-name="Standard">
      <style:paragraph-properties fo:margin-left="1cm" fo:margin-right="0cm" fo:line-height="130%" fo:hyphenation-ladder-count="no-limit" fo:text-indent="-1cm" style:auto-text-indent="false">
        <style:tab-stops/>
      </style:paragraph-properties>
      <style:text-properties fo:hyphenate="false" fo:hyphenation-remain-char-count="0" fo:hyphenation-push-char-count="0"/>
    </style:style>
    <style:style style:name="Häng._20_Einrückung2" style:display-name="Häng. Einrückung2" style:family="paragraph" style:parent-style-name="Standard">
      <style:paragraph-properties fo:margin-left="2cm" fo:margin-right="0cm" fo:line-height="130%" fo:hyphenation-ladder-count="no-limit" fo:text-indent="-1cm" style:auto-text-indent="false">
        <style:tab-stops/>
      </style:paragraph-properties>
      <style:text-properties fo:hyphenate="false" fo:hyphenation-remain-char-count="0" fo:hyphenation-push-char-count="0"/>
    </style:style>
    <style:style style:name="Häng._20_Einrückung3" style:display-name="Häng. Einrückung3" style:family="paragraph" style:parent-style-name="Standard">
      <style:paragraph-properties fo:margin-left="3cm" fo:margin-right="0cm" fo:line-height="130%" fo:hyphenation-ladder-count="no-limit" fo:text-indent="-1cm" style:auto-text-indent="false">
        <style:tab-stops/>
      </style:paragraph-properties>
      <style:text-properties fo:hyphenate="false" fo:hyphenation-remain-char-count="0" fo:hyphenation-push-char-count="0"/>
    </style:style>
    <style:style style:name="Kopfzeile" style:family="paragraph" style:parent-style-name="Standard">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Marginalspalte" style:family="paragraph" style:parent-style-name="Standard">
      <style:paragraph-properties fo:line-height="100%" fo:hyphenation-ladder-count="no-limit"/>
      <style:text-properties fo:font-size="10pt" fo:font-style="italic" style:font-size-asian="10pt" style:font-style-asian="italic" style:font-size-complex="11pt" fo:hyphenate="false" fo:hyphenation-remain-char-count="0" fo:hyphenation-push-char-count="0"/>
    </style:style>
    <style:style style:name="Nummerierungsart1" style:family="paragraph" style:parent-style-name="Standard" style:list-style-name="LFO10">
      <style:paragraph-properties fo:margin-top="0cm" fo:margin-bottom="0.212cm" fo:line-height="100%" fo:hyphenation-ladder-count="no-limit"/>
      <style:text-properties fo:hyphenate="false" fo:hyphenation-remain-char-count="0" fo:hyphenation-push-char-count="0"/>
    </style:style>
    <style:style style:name="Nummerierungsart2" style:family="paragraph" style:parent-style-name="Standard" style:list-style-name="LFO11">
      <style:paragraph-properties fo:margin-top="0cm" fo:margin-bottom="0.212cm" fo:line-height="100%" fo:hyphenation-ladder-count="no-limit"/>
      <style:text-properties fo:hyphenate="false" fo:hyphenation-remain-char-count="0" fo:hyphenation-push-char-count="0"/>
    </style:style>
    <style:style style:name="Nummerierungsart3" style:family="paragraph" style:parent-style-name="Standard" style:list-style-name="LFO12">
      <style:paragraph-properties fo:margin-top="0cm" fo:margin-bottom="0.212cm" fo:line-height="100%" fo:hyphenation-ladder-count="no-limit"/>
      <style:text-properties fo:hyphenate="false" fo:hyphenation-remain-char-count="0" fo:hyphenation-push-char-count="0"/>
    </style:style>
    <style:style style:name="Nummerierungsart4" style:family="paragraph" style:parent-style-name="Standard" style:list-style-name="LFO13">
      <style:paragraph-properties fo:margin-top="0cm" fo:margin-bottom="0.212cm" fo:line-height="100%" fo:hyphenation-ladder-count="no-limit"/>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left="1.401cm" fo:margin-right="0cm" fo:margin-top="0.212cm" fo:margin-bottom="0.212cm" fo:line-height="100%" fo:hyphenation-ladder-count="no-limit" fo:text-indent="-1.401cm" style:auto-text-indent="false">
        <style:tab-stops>
          <style:tab-stop style:position="0cm"/>
          <style:tab-stop style:position="14.6cm" style:type="right" style:leader-style="dotted" style:leader-text="."/>
        </style:tab-stops>
      </style:paragraph-properties>
      <style:text-properties fo:font-variant="small-caps" fo:font-size="12pt" fo:font-weight="bold" style:font-size-asian="12pt" style:font-weight-asian="bold" style:font-size-complex="12pt"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1.401cm" fo:margin-right="0cm" fo:margin-top="0cm" fo:margin-bottom="0.106cm" fo:line-height="100%" fo:hyphenation-ladder-count="no-limit" fo:text-indent="-1.401cm" style:auto-text-indent="false">
        <style:tab-stops>
          <style:tab-stop style:position="0cm"/>
          <style:tab-stop style:position="14.6cm" style:type="right" style:leader-style="dotted" style:leader-text="."/>
        </style:tab-stops>
      </style:paragraph-properties>
      <style:text-properties fo:font-variant="small-caps" fo:font-weight="bold" style:font-weight-asian="bold" style:font-size-complex="11pt"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1.401cm" fo:margin-right="0cm" fo:margin-top="0cm" fo:margin-bottom="0.106cm" fo:line-height="100%" fo:hyphenation-ladder-count="no-limit" fo:text-indent="-1.401cm" style:auto-text-indent="false">
        <style:tab-stops>
          <style:tab-stop style:position="0cm"/>
          <style:tab-stop style:position="14.601cm" style:type="right" style:leader-style="dotted" style:leader-text="."/>
        </style:tab-stops>
      </style:paragraph-properties>
      <style:text-properties fo:font-variant="small-caps" fo:font-size="10pt" style:font-size-asian="10pt" fo:hyphenate="false" fo:hyphenation-remain-char-count="0" fo:hyphenation-push-char-count="0"/>
    </style:style>
    <style:style style:name="Verzeichnis_20_4" style:display-name="Verzeichnis 4" style:family="paragraph" style:parent-style-name="Standard" style:next-style-name="Standard" style:auto-update="true">
      <style:paragraph-properties fo:margin-left="1.401cm" fo:margin-right="0cm" fo:margin-top="0cm" fo:margin-bottom="0.071cm" fo:line-height="100%" fo:hyphenation-ladder-count="no-limit" fo:text-indent="-1.401cm" style:auto-text-indent="false">
        <style:tab-stops>
          <style:tab-stop style:position="0cm"/>
          <style:tab-stop style:position="14.6cm" style:type="right" style:leader-style="dotted" style:leader-text="."/>
        </style:tab-stops>
      </style:paragraph-properties>
      <style:text-properties fo:font-variant="small-caps" fo:font-size="9pt" style:font-size-asian="9pt" style:font-size-complex="9pt" fo:hyphenate="false" fo:hyphenation-remain-char-count="0" fo:hyphenation-push-char-count="0"/>
    </style:style>
    <style:style style:name="Verzeichnis_20_5" style:display-name="Verzeichnis 5" style:family="paragraph" style:parent-style-name="Standard" style:next-style-name="Standard" style:auto-update="true">
      <style:paragraph-properties fo:margin-left="1.401cm" fo:margin-right="0cm" fo:margin-top="0cm" fo:margin-bottom="0.071cm" fo:line-height="100%" fo:hyphenation-ladder-count="no-limit" fo:text-indent="-1.401cm" style:auto-text-indent="false">
        <style:tab-stops>
          <style:tab-stop style:position="0cm"/>
          <style:tab-stop style:position="14.6cm" style:type="right" style:leader-style="dotted" style:leader-text="."/>
        </style:tab-stops>
      </style:paragraph-properties>
      <style:text-properties fo:font-variant="small-caps" fo:font-size="9pt" style:font-size-asian="9pt" style:font-size-complex="9pt" fo:hyphenate="false" fo:hyphenation-remain-char-count="0" fo:hyphenation-push-char-count="0"/>
    </style:style>
    <style:style style:name="Verzeichnis_20_6" style:display-name="Verzeichnis 6" style:family="paragraph" style:parent-style-name="Standard" style:next-style-name="Standard" style:auto-update="true">
      <style:paragraph-properties fo:margin-left="2cm" fo:margin-right="0cm" fo:line-height="100%" fo:hyphenation-ladder-count="no-limit" fo:text-indent="-2cm" style:auto-text-indent="false">
        <style:tab-stops>
          <style:tab-stop style:position="1.63cm"/>
          <style:tab-stop style:position="14cm" style:type="right" style:leader-style="dotted" style:leader-text="."/>
        </style:tab-stops>
      </style:paragraph-properties>
      <style:text-properties fo:font-size="8pt" style:font-size-asian="8pt" fo:hyphenate="false" fo:hyphenation-remain-char-count="0" fo:hyphenation-push-char-count="0"/>
    </style:style>
    <style:style style:name="Verzeichnis_20_7" style:display-name="Verzeichnis 7" style:family="paragraph" style:parent-style-name="Standard" style:next-style-name="Standard" style:auto-update="true">
      <style:paragraph-properties fo:margin-left="2cm" fo:margin-right="0cm" fo:line-height="100%" fo:hyphenation-ladder-count="no-limit" fo:text-indent="-2cm" style:auto-text-indent="false">
        <style:tab-stops>
          <style:tab-stop style:position="14cm" style:type="right" style:leader-style="dotted" style:leader-text="."/>
        </style:tab-stops>
      </style:paragraph-properties>
      <style:text-properties fo:font-size="8pt" style:font-size-asian="8pt" fo:hyphenate="false" fo:hyphenation-remain-char-count="0" fo:hyphenation-push-char-count="0"/>
    </style:style>
    <style:style style:name="Verzeichnis_20_8" style:display-name="Verzeichnis 8" style:family="paragraph" style:parent-style-name="Standard" style:next-style-name="Standard" style:auto-update="true">
      <style:paragraph-properties fo:margin-left="2.401cm" fo:margin-right="0cm" fo:line-height="100%" fo:hyphenation-ladder-count="no-limit" fo:text-indent="-2.401cm" style:auto-text-indent="false">
        <style:tab-stops>
          <style:tab-stop style:position="2.464cm"/>
          <style:tab-stop style:position="13.6cm" style:type="right" style:leader-style="dotted" style:leader-text="."/>
        </style:tab-stops>
      </style:paragraph-properties>
      <style:text-properties fo:font-size="8pt" style:font-size-asian="8pt" fo:hyphenate="false" fo:hyphenation-remain-char-count="0" fo:hyphenation-push-char-count="0"/>
    </style:style>
    <style:style style:name="Verzeichnis_20_9" style:display-name="Verzeichnis 9" style:family="paragraph" style:parent-style-name="Standard" style:next-style-name="Standard" style:auto-update="true">
      <style:paragraph-properties fo:margin-left="2.401cm" fo:margin-right="0cm" fo:line-height="100%" fo:hyphenation-ladder-count="no-limit" fo:text-indent="-2.401cm" style:auto-text-indent="false">
        <style:tab-stops>
          <style:tab-stop style:position="13.6cm" style:type="right" style:leader-style="dotted" style:leader-text="."/>
        </style:tab-stops>
      </style:paragraph-properties>
      <style:text-properties fo:font-size="8pt" style:font-size-asian="8pt" fo:hyphenate="false" fo:hyphenation-remain-char-count="0" fo:hyphenation-push-char-count="0"/>
    </style:style>
    <style:style style:name="Anführungszeichen" style:family="paragraph" style:parent-style-name="Standard" style:next-style-name="Standard">
      <style:paragraph-properties fo:hyphenation-ladder-count="no-limit"/>
      <style:text-properties fo:color="#000000" fo:font-style="italic" style:font-style-asian="italic" style:font-style-complex="italic" fo:hyphenate="false" fo:hyphenation-remain-char-count="0" fo:hyphenation-push-char-count="0"/>
    </style:style>
    <style:style style:name="Inhaltsverzeichnisüberschrift" style:family="paragraph" style:parent-style-name="Überschrift_20_1" style:next-style-name="Standard" style:default-outline-level="1" style:list-style-name="">
      <style:paragraph-properties fo:margin-top="0.847cm" fo:margin-bottom="0cm" fo:line-height="125%" fo:keep-together="always" fo:hyphenation-ladder-count="no-limit"/>
      <style:text-properties fo:color="#4b67a3" style:font-name-asian="Times New Roman" style:font-size-complex="14pt" style:font-weight-complex="bold" fo:hyphenate="false" fo:hyphenation-remain-char-count="0" fo:hyphenation-push-char-count="0"/>
    </style:style>
    <style:style style:name="Endnotentext" style:family="paragraph" style:parent-style-name="Standard">
      <style:paragraph-properties fo:margin-left="0.25cm" fo:margin-right="0cm" fo:line-height="0.318cm" fo:hyphenation-ladder-count="no-limit" fo:text-indent="-0.25cm" style:auto-text-indent="false">
        <style:tab-stops/>
      </style:paragraph-properties>
      <style:text-properties fo:font-size="8pt" style:font-size-asian="8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Überschrift_20_0" style:display-name="Überschrift 0" style:family="paragraph" style:parent-style-name="Überschrift_20_1" style:next-style-name="Standard" style:default-outline-level="1" style:list-style-name="">
      <style:paragraph-properties fo:margin-top="0cm" fo:margin-bottom="0cm" fo:line-height="150%" fo:text-align="justify" style:justify-single-word="false" fo:keep-together="always" fo:hyphenation-ladder-count="no-limit"/>
      <style:text-properties style:font-name="Times New Roman" fo:language="en" fo:country="GB" style:font-name-asian="Times New Roman" style:language-asian="en" style:country-asian="US" style:font-size-complex="14pt" style:font-weight-complex="bold" fo:hyphenate="false" fo:hyphenation-remain-char-count="0" fo:hyphenation-push-char-count="0"/>
    </style:style>
    <style:style style:name="Beschriftung" style:family="paragraph" style:parent-style-name="Standard" style:next-style-name="Standard">
      <style:paragraph-properties fo:line-height="200%" fo:text-align="center" style:justify-single-word="false" fo:hyphenation-ladder-count="no-limit"/>
      <style:text-properties style:font-name="Times New Roman" fo:font-size="10pt" style:font-name-asian="Calibri" style:font-size-asian="10pt" style:language-asian="en" style:country-asian="US" style:font-weight-complex="bold"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style:font-name="Arial" fo:font-size="12pt" fo:language="en" fo:country="US" fo:font-weight="bold" style:font-size-asian="12pt" style:language-asian="de" style:country-asian="DE" style:font-weight-asian="bold" style:font-size-complex="12pt"/>
    </style:style>
    <style:style style:name="Platzhaltertext" style:family="text" style:parent-style-name="Absatz-Standardschriftart">
      <style:text-properties fo:color="#808080"/>
    </style:style>
    <style:style style:name="Fußnotentext_20_Zchn" style:display-name="Fußnotentext Zchn" style:family="text" style:parent-style-name="Absatz-Standardschriftart">
      <style:text-properties style:font-name="Arial" fo:font-size="8pt" style:font-size-asian="8pt" style:language-asian="de" style:country-asian="DE" style:font-size-complex="8pt"/>
    </style:style>
    <style:style style:name="Fußnotenzeichen" style:family="text" style:parent-style-name="Absatz-Standardschriftart">
      <style:text-properties style:text-line-through-style="none" style:text-position="0% 100%" style:font-name="Arial" fo:font-size="6pt" style:letter-kerning="false" style:font-size-asian="6pt" style:font-size-complex="6pt"/>
    </style:style>
    <style:style style:name="Fußzeile_20_Zchn" style:display-name="Fußzeile Zchn" style:family="text" style:parent-style-name="Absatz-Standardschriftart">
      <style:text-properties style:font-name="Arial" style:language-asian="de" style:country-asian="DE" style:font-size-complex="7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Arial" style:language-asian="de" style:country-asian="DE" style:font-size-complex="10pt"/>
    </style:style>
    <style:style style:name="Seitenzahl" style:family="text">
      <style:text-properties style:font-name="Arial" fo:font-size="11pt" style:font-size-asian="11pt" style:font-size-complex="11pt"/>
    </style:style>
    <style:style style:name="Überschrift_20_2_20_Zchn" style:display-name="Überschrift 2 Zchn" style:family="text" style:parent-style-name="Absatz-Standardschriftart">
      <style:text-properties style:font-name="Arial" fo:font-size="12pt" fo:font-weight="bold" style:font-size-asian="12pt" style:language-asian="de" style:country-asian="DE" style:font-weight-asian="bold" style:font-size-complex="10pt"/>
    </style:style>
    <style:style style:name="Überschrift_20_3_20_Zchn" style:display-name="Überschrift 3 Zchn" style:family="text" style:parent-style-name="Absatz-Standardschriftart">
      <style:text-properties style:font-name="Arial" fo:font-weight="bold" style:language-asian="de" style:country-asian="DE" style:font-weight-asian="bold" style:font-size-complex="10pt"/>
    </style:style>
    <style:style style:name="Überschrift_20_4_20_Zchn" style:display-name="Überschrift 4 Zchn" style:family="text" style:parent-style-name="Absatz-Standardschriftart">
      <style:text-properties style:font-name="Arial" fo:font-style="italic" fo:font-weight="bold" style:language-asian="de" style:country-asian="DE" style:font-style-asian="italic" style:font-weight-asian="bold" style:font-size-complex="10pt"/>
    </style:style>
    <style:style style:name="Überschrift_20_5_20_Zchn" style:display-name="Überschrift 5 Zchn" style:family="text" style:parent-style-name="Absatz-Standardschriftart">
      <style:text-properties style:font-name="Arial" fo:font-style="italic" fo:font-weight="bold" style:language-asian="de" style:country-asian="DE" style:font-style-asian="italic" style:font-weight-asian="bold" style:font-size-complex="10pt"/>
    </style:style>
    <style:style style:name="Überschrift_20_6_20_Zchn" style:display-name="Überschrift 6 Zchn" style:family="text" style:parent-style-name="Absatz-Standardschriftart">
      <style:text-properties style:font-name="Times New Roman" fo:font-weight="bold" style:language-asian="de" style:country-asian="DE" style:font-weight-asian="bold" style:font-weight-complex="bold"/>
    </style:style>
    <style:style style:name="Überschrift_20_7_20_Zchn" style:display-name="Überschrift 7 Zchn" style:family="text" style:parent-style-name="Absatz-Standardschriftart">
      <style:text-properties style:font-name="Times New Roman" fo:font-size="12pt" style:font-size-asian="12pt" style:language-asian="de" style:country-asian="DE" style:font-size-complex="10pt"/>
    </style:style>
    <style:style style:name="Überschrift_20_8_20_Zchn" style:display-name="Überschrift 8 Zchn" style:family="text" style:parent-style-name="Absatz-Standardschriftart">
      <style:text-properties style:font-name="Times New Roman" fo:font-size="12pt" fo:font-style="italic" style:font-size-asian="12pt" style:language-asian="de" style:country-asian="DE" style:font-style-asian="italic" style:font-size-complex="10pt" style:font-style-complex="italic"/>
    </style:style>
    <style:style style:name="Überschrift_20_9_20_Zchn" style:display-name="Überschrift 9 Zchn" style:family="text" style:parent-style-name="Absatz-Standardschriftart">
      <style:text-properties style:font-name="Arial" style:language-asian="de" style:country-asian="DE" style:font-name-complex="Arial"/>
    </style:style>
    <style:style style:name="Anführungszeichen_20_Zchn" style:display-name="Anführungszeichen Zchn" style:family="text" style:parent-style-name="Absatz-Standardschriftart">
      <style:text-properties fo:color="#000000" style:font-name="Arial" fo:font-style="italic" style:language-asian="de" style:country-asian="DE" style:font-style-asian="italic" style:font-size-complex="10pt" style:font-style-complex="italic"/>
    </style:style>
    <style:style style:name="Endnotentext_20_Zchn" style:display-name="Endnotentext Zchn" style:family="text" style:parent-style-name="Absatz-Standardschriftart">
      <style:text-properties style:font-name="Arial" fo:font-size="8pt" style:font-size-asian="8pt" style:language-asian="de" style:country-asian="DE" style:font-size-complex="10pt"/>
    </style:style>
    <style:style style:name="Endnotenzeichen" style:family="text" style:parent-style-name="Absatz-Standardschriftart">
      <style:text-properties style:use-window-font-color="true" style:text-position="0% 100%" style:font-name="Arial" fo:font-size="6pt" style:font-size-asian="6pt"/>
    </style:style>
    <style:style style:name="Sprechblasentext_20_Zchn" style:display-name="Sprechblasentext Zchn" style:family="text" style:parent-style-name="Absatz-Standardschriftart">
      <style:text-properties style:font-name="Tahoma" fo:font-size="8pt" style:font-size-asian="8pt" style:language-asian="de" style:country-asian="DE" style:font-name-complex="Tahoma" style:font-size-complex="8pt"/>
    </style:style>
    <style:style style:name="Autorenname" style:family="text" style:parent-style-name="Absatz-Standardschriftart">
      <style:text-properties fo:font-variant="small-caps"/>
    </style:style>
    <style:style style:name="pre" style:family="text" style:parent-style-name="Absatz-Standardschriftart"/>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style:font-name="Arial" fo:font-size="10pt" style:font-size-asian="10pt" style:language-asian="de" style:country-asian="DE" style:font-size-complex="10pt"/>
    </style:style>
    <style:style style:name="Kommentarthema_20_Zchn" style:display-name="Kommentarthema Zchn" style:family="text" style:parent-style-name="Kommentartext_20_Zchn">
      <style:text-properties style:font-name="Arial" fo:font-size="10pt" fo:font-weight="bold" style:font-size-asian="10pt" style:language-asian="de" style:country-asian="DE" style:font-weight-asian="bold" style:font-size-complex="10pt" style:font-weight-complex="bold"/>
    </style:style>
    <style:style style:name="WW_5f_CharLFO14LVL1" style:display-name="WW_CharLFO14LVL1" style:family="text">
      <style:text-properties style:font-name="Symbol" fo:font-size="14pt" style:font-size-asian="14pt" style:font-size-complex="14pt"/>
    </style:style>
    <style:style style:name="WW_5f_CharLFO14LVL2" style:display-name="WW_CharLFO14LVL2" style:family="text">
      <style:text-properties style:font-name="Symbol" fo:font-size="14pt" style:font-size-asian="14pt" style:font-size-complex="12pt"/>
    </style:style>
    <style:style style:name="WW_5f_CharLFO14LVL3" style:display-name="WW_CharLFO14LVL3" style:family="text">
      <style:text-properties style:font-name="Symbol" fo:font-size="14pt" style:font-size-asian="14pt" style:font-size-complex="11pt"/>
    </style:style>
    <style:style style:name="WW_5f_CharLFO14LVL4" style:display-name="WW_CharLFO14LVL4" style:family="text">
      <style:text-properties style:font-name="Symbol" fo:font-size="14pt" style:font-size-asian="14pt"/>
    </style:style>
    <style:style style:name="WW_5f_CharLFO14LVL5" style:display-name="WW_CharLFO14LVL5" style:family="text">
      <style:text-properties style:font-name="Symbol" fo:font-size="14pt" style:font-size-asian="14pt"/>
    </style:style>
    <style:style style:name="WW_5f_CharLFO14LVL6" style:display-name="WW_CharLFO14LVL6" style:family="text">
      <style:text-properties style:font-name="Wingdings"/>
    </style:style>
    <style:style style:name="WW_5f_CharLFO14LVL7" style:display-name="WW_CharLFO14LVL7" style:family="text">
      <style:text-properties style:font-name="Wingdings"/>
    </style:style>
    <style:style style:name="WW_5f_CharLFO14LVL8" style:display-name="WW_CharLFO14LVL8" style:family="text">
      <style:text-properties style:font-name="Symbol"/>
    </style:style>
    <style:style style:name="WW_5f_CharLFO14LVL9" style:display-name="WW_CharLFO14LVL9" style:family="text">
      <style:text-properties style:font-name="Symbol"/>
    </style:style>
    <style:style style:name="WW_5f_CharLFO15LVL1" style:display-name="WW_CharLFO15LVL1" style:family="text">
      <style:text-properties style:font-name="Symbol" fo:font-size="11pt" style:font-size-asian="11pt" style:font-size-complex="14pt"/>
    </style:style>
    <style:style style:name="WW_5f_CharLFO15LVL2" style:display-name="WW_CharLFO15LVL2" style:family="text">
      <style:text-properties style:font-name="Symbol" fo:font-size="11pt" style:font-size-asian="11pt" style:font-size-complex="12pt"/>
    </style:style>
    <style:style style:name="WW_5f_CharLFO15LVL3" style:display-name="WW_CharLFO15LVL3" style:family="text">
      <style:text-properties style:font-name="Symbol" fo:font-size="11pt" style:font-size-asian="11pt" style:font-size-complex="11pt"/>
    </style:style>
    <style:style style:name="WW_5f_CharLFO15LVL4" style:display-name="WW_CharLFO15LVL4" style:family="text">
      <style:text-properties style:font-name="Symbol" fo:font-size="11pt" style:font-size-asian="11pt"/>
    </style:style>
    <style:style style:name="WW_5f_CharLFO15LVL5" style:display-name="WW_CharLFO15LVL5" style:family="text">
      <style:text-properties style:font-name="Symbol" fo:font-size="11pt" style:font-size-asian="11pt"/>
    </style:style>
    <style:style style:name="WW_5f_CharLFO15LVL6" style:display-name="WW_CharLFO15LVL6" style:family="text">
      <style:text-properties style:font-name="Wingdings"/>
    </style:style>
    <style:style style:name="WW_5f_CharLFO15LVL7" style:display-name="WW_CharLFO15LVL7" style:family="text">
      <style:text-properties style:font-name="Wingdings"/>
    </style:style>
    <style:style style:name="WW_5f_CharLFO15LVL8" style:display-name="WW_CharLFO15LVL8" style:family="text">
      <style:text-properties style:font-name="Symbol"/>
    </style:style>
    <style:style style:name="WW_5f_CharLFO15LVL9" style:display-name="WW_CharLFO15LVL9" style:family="text">
      <style:text-properties style:font-name="Symbol"/>
    </style:style>
    <style:style style:name="WW_5f_CharLFO16LVL1" style:display-name="WW_CharLFO16LVL1" style:family="text">
      <style:text-properties style:use-window-font-color="true" style:font-name="Symbol" fo:font-size="14pt" style:font-size-asian="14pt" style:font-size-complex="14pt"/>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Wingdings" fo:font-size="16pt" style:font-size-asian="16pt" style:font-size-complex="16pt"/>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Wingdings" fo:font-size="11pt" style:font-size-asian="11pt" style:font-size-complex="11pt"/>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Wingdings" fo:font-size="14pt" style:font-size-asian="14pt" style:font-size-complex="14pt"/>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fo:font-size="14pt" style:font-size-asian="14pt" style:font-size-complex="14pt"/>
    </style:style>
    <style:style style:name="WW_5f_CharLFO20LVL2" style:display-name="WW_CharLFO20LVL2" style:family="text">
      <style:text-properties style:font-name="Symbol" fo:font-size="12pt" style:font-size-asian="12pt" style:font-size-complex="12pt"/>
    </style:style>
    <style:style style:name="WW_5f_CharLFO20LVL3" style:display-name="WW_CharLFO20LVL3" style:family="text">
      <style:text-properties style:font-name="Symbol" fo:font-size="11pt" style:font-size-asian="11pt" style:font-size-complex="11pt"/>
    </style:style>
    <style:style style:name="WW_5f_CharLFO20LVL4" style:display-name="WW_CharLFO20LVL4" style:family="text">
      <style:text-properties style:font-name="Symbol" fo:font-size="9pt" style:font-size-asian="9pt"/>
    </style:style>
    <style:style style:name="WW_5f_CharLFO20LVL5" style:display-name="WW_CharLFO20LVL5" style:family="text">
      <style:text-properties style:font-name="Symbol" fo:font-size="8pt" style:font-size-asian="8pt"/>
    </style:style>
    <style:style style:name="WW_5f_CharLFO20LVL6" style:display-name="WW_CharLFO20LVL6" style:family="text">
      <style:text-properties style:font-name="Wingdings"/>
    </style:style>
    <style:style style:name="WW_5f_CharLFO20LVL7" style:display-name="WW_CharLFO20LVL7" style:family="text">
      <style:text-properties style:font-name="Wingdings"/>
    </style:style>
    <style:style style:name="WW_5f_CharLFO20LVL8" style:display-name="WW_CharLFO20LVL8" style:family="text">
      <style:text-properties style:font-name="Symbol"/>
    </style:style>
    <style:style style:name="WW_5f_CharLFO20LVL9" style:display-name="WW_CharLFO20LVL9" style:family="text">
      <style:text-properties style:font-name="Symbol"/>
    </style:style>
    <style:style style:name="WW_5f_CharLFO26LVL1" style:display-name="WW_CharLFO26LVL1" style:family="text">
      <style:text-properties style:font-name="Wingdings" style:font-name-asian="Arial" style:font-name-complex="Times New Roman"/>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Wingdings" style:text-underline-style="solid" style:text-underline-width="auto" style:text-underline-color="font-color" style:font-name-asian="Arial" style:font-name-complex="Times New Roman"/>
    </style:style>
    <style:style style:name="WW_5f_CharLFO27LVL2" style:display-name="WW_CharLFO27LVL2" style:family="text">
      <style:text-properties style:font-name="Wingdings" style:font-name-asian="Arial" style:font-name-complex="Times New Roman"/>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Arial" style:font-name-asian="Arial" style:font-name-complex="Aria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Wingdings"/>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Wingdings"/>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1" text:display-levels="5">
        <style:list-level-properties text:min-label-width="2cm"/>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2" style:display-name="WW_OutlineListStyle_12">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2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Formatvorlage1">
      <text:list-level-style-bullet text:level="1" text:style-name="WW_5f_CharLFO14LVL1" text:bullet-char="">
        <style:list-level-properties text:min-label-width="0.635cm"/>
        <style:text-properties style:font-name="Symbol"/>
      </text:list-level-style-bullet>
      <text:list-level-style-bullet text:level="2" text:style-name="WW_5f_CharLFO14LVL2" text:bullet-char="">
        <style:list-level-properties text:space-before="0.635cm" text:min-label-width="0.635cm"/>
        <style:text-properties style:font-name="Symbol"/>
      </text:list-level-style-bullet>
      <text:list-level-style-bullet text:level="3" text:style-name="WW_5f_CharLFO14LVL3" text:bullet-char="">
        <style:list-level-properties text:space-before="1.258cm" text:min-label-width="0.631cm"/>
        <style:text-properties style:font-name="Symbol"/>
      </text:list-level-style-bullet>
      <text:list-level-style-bullet text:level="4" text:style-name="WW_5f_CharLFO14LVL4" text:bullet-char="">
        <style:list-level-properties text:space-before="1.891cm" text:min-label-width="0.63cm"/>
        <style:text-properties style:font-name="Symbol"/>
      </text:list-level-style-bullet>
      <text:list-level-style-bullet text:level="5" text:style-name="WW_5f_CharLFO14LVL5" text:bullet-char="">
        <style:list-level-properties text:space-before="2.52cm" text:min-label-width="0.63cm"/>
        <style:text-properties style:font-name="Symbol"/>
      </text:list-level-style-bullet>
      <text:list-level-style-bullet text:level="6" text:style-name="WW_5f_CharLFO14LVL6" text:bullet-char="">
        <style:list-level-properties text:space-before="3.175cm" text:min-label-width="0.635cm"/>
        <style:text-properties style:font-name="Wingdings"/>
      </text:list-level-style-bullet>
      <text:list-level-style-bullet text:level="7" text:style-name="WW_5f_CharLFO14LVL7" text:bullet-char="">
        <style:list-level-properties text:space-before="3.81cm" text:min-label-width="0.635cm"/>
        <style:text-properties style:font-name="Wingdings"/>
      </text:list-level-style-bullet>
      <text:list-level-style-bullet text:level="8" text:style-name="WW_5f_CharLFO14LVL8" text:bullet-char="">
        <style:list-level-properties text:space-before="4.445cm" text:min-label-width="0.635cm"/>
        <style:text-properties style:font-name="Symbol"/>
      </text:list-level-style-bullet>
      <text:list-level-style-bullet text:level="9" text:style-name="WW_5f_CharLFO1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Formatvorlage2">
      <text:list-level-style-bullet text:level="1" text:style-name="WW_5f_CharLFO15LVL1" text:bullet-char="">
        <style:list-level-properties text:min-label-width="0.635cm"/>
        <style:text-properties style:font-name="Symbol"/>
      </text:list-level-style-bullet>
      <text:list-level-style-bullet text:level="2" text:style-name="WW_5f_CharLFO15LVL2" text:bullet-char="">
        <style:list-level-properties text:space-before="0.635cm" text:min-label-width="0.635cm"/>
        <style:text-properties style:font-name="Symbol"/>
      </text:list-level-style-bullet>
      <text:list-level-style-bullet text:level="3" text:style-name="WW_5f_CharLFO15LVL3" text:bullet-char="">
        <style:list-level-properties text:space-before="1.258cm" text:min-label-width="0.631cm"/>
        <style:text-properties style:font-name="Symbol"/>
      </text:list-level-style-bullet>
      <text:list-level-style-bullet text:level="4" text:style-name="WW_5f_CharLFO15LVL4" text:bullet-char="">
        <style:list-level-properties text:space-before="1.891cm" text:min-label-width="0.63cm"/>
        <style:text-properties style:font-name="Symbol"/>
      </text:list-level-style-bullet>
      <text:list-level-style-bullet text:level="5" text:style-name="WW_5f_CharLFO15LVL5" text:bullet-char="">
        <style:list-level-properties text:space-before="2.52cm" text:min-label-width="0.63cm"/>
        <style:text-properties style:font-name="Symbol"/>
      </text:list-level-style-bullet>
      <text:list-level-style-bullet text:level="6" text:style-name="WW_5f_CharLFO15LVL6" text:bullet-char="">
        <style:list-level-properties text:space-before="3.175cm" text:min-label-width="0.635cm"/>
        <style:text-properties style:font-name="Wingdings"/>
      </text:list-level-style-bullet>
      <text:list-level-style-bullet text:level="7" text:style-name="WW_5f_CharLFO15LVL7" text:bullet-char="">
        <style:list-level-properties text:space-before="3.81cm" text:min-label-width="0.635cm"/>
        <style:text-properties style:font-name="Wingdings"/>
      </text:list-level-style-bullet>
      <text:list-level-style-bullet text:level="8" text:style-name="WW_5f_CharLFO15LVL8" text:bullet-char="">
        <style:list-level-properties text:space-before="4.445cm" text:min-label-width="0.635cm"/>
        <style:text-properties style:font-name="Symbol"/>
      </text:list-level-style-bullet>
      <text:list-level-style-bullet text:level="9" text:style-name="WW_5f_CharLFO15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16LVL1" text:bullet-char="">
        <style:list-level-properties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17LVL1" text:bullet-char="">
        <style:list-level-properties text:min-label-width="0.63cm"/>
        <style:text-properties style:font-name="Wingdings"/>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18LVL1" text:bullet-char="">
        <style:list-level-properties text:min-label-width="0.63cm"/>
        <style:text-properties style:font-name="Wingdings"/>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19LVL1" text:bullet-char="">
        <style:list-level-properties text:min-label-width="0.63cm"/>
        <style:text-properties style:font-name="Wingdings"/>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
        <style:list-level-properties text:space-before="0.635cm" text:min-label-width="0.635cm"/>
        <style:text-properties style:font-name="Symbol"/>
      </text:list-level-style-bullet>
      <text:list-level-style-bullet text:level="3" text:style-name="WW_5f_CharLFO20LVL3" text:bullet-char="">
        <style:list-level-properties text:space-before="1.258cm" text:min-label-width="0.631cm"/>
        <style:text-properties style:font-name="Symbol"/>
      </text:list-level-style-bullet>
      <text:list-level-style-bullet text:level="4" text:style-name="WW_5f_CharLFO20LVL4" text:bullet-char="">
        <style:list-level-properties text:space-before="1.891cm" text:min-label-width="0.63cm"/>
        <style:text-properties style:font-name="Symbol"/>
      </text:list-level-style-bullet>
      <text:list-level-style-bullet text:level="5" text:style-name="WW_5f_CharLFO20LVL5" text:bullet-char="">
        <style:list-level-properties text:space-before="2.52cm" text:min-label-width="0.63cm"/>
        <style:text-properties style:font-name="Symbol"/>
      </text:list-level-style-bullet>
      <text:list-level-style-bullet text:level="6" text:style-name="WW_5f_CharLFO20LVL6" text:bullet-char="">
        <style:list-level-properties text:space-before="3.175cm" text:min-label-width="0.635cm"/>
        <style:text-properties style:font-name="Wingdings"/>
      </text:list-level-style-bullet>
      <text:list-level-style-bullet text:level="7" text:style-name="WW_5f_CharLFO20LVL7" text:bullet-char="">
        <style:list-level-properties text:space-before="3.81cm" text:min-label-width="0.635cm"/>
        <style:text-properties style:font-name="Wingdings"/>
      </text:list-level-style-bullet>
      <text:list-level-style-bullet text:level="8" text:style-name="WW_5f_CharLFO20LVL8" text:bullet-char="">
        <style:list-level-properties text:space-before="4.445cm" text:min-label-width="0.635cm"/>
        <style:text-properties style:font-name="Symbol"/>
      </text:list-level-style-bullet>
      <text:list-level-style-bullet text:level="9" text:style-name="WW_5f_CharLFO20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63cm"/>
      </text:list-level-style-number>
      <text:list-level-style-number text:level="2" style:num-format="1" text:display-levels="2">
        <style:list-level-properties text:space-before="0.635cm" text:min-label-width="0.762cm"/>
      </text:list-level-style-number>
      <text:list-level-style-number text:level="3" style:num-format="1" text:display-levels="3">
        <style:list-level-properties text:space-before="1.401cm" text:min-label-width="1cm"/>
      </text:list-level-style-number>
      <text:list-level-style-number text:level="4" style:num-format="1" text:display-levels="4">
        <style:list-level-properties text:space-before="2.401cm" text:min-label-width="1.3cm"/>
      </text:list-level-style-number>
      <text:list-level-style-number text:level="5" style:num-format="1" text:display-levels="5">
        <style:list-level-properties text:space-before="3.701cm" text:min-label-width="1.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style:num-suffix="." style:num-format="I">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a" style:num-letter-sync="true">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ußzeil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5</text:page-number></text:p>
        <text:p text:style-name="MP1"/>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dc:description/>
    <dc:subject/>
    <meta:initial-creator>b2504ha</meta:initial-creator>
    <dc:creator>Co-Pierre Georg</dc:creator>
    <meta:creation-date>2012-10-22T06:54:00Z</meta:creation-date>
    <dc:date>2012-12-10T16:29:40</dc:date>
    <meta:print-date>2009-09-21T09:38:00Z</meta:print-date>
    <meta:editing-cycles>67</meta:editing-cycles>
    <meta:editing-duration>PT2H19M20S</meta:editing-duration>
    <meta:document-statistic meta:table-count="0" meta:image-count="0" meta:object-count="0" meta:page-count="15" meta:paragraph-count="314" meta:word-count="3461" meta:character-count="21281" meta:non-whitespace-character-count="17937"/>
    <meta:template xlink:type="simple" xlink:actuate="onRequest" xlink:title="" xlink:href="Normal"/>
  </office:meta>
</office:document-meta>
</file>